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8.364cm"/>
    </style:style>
    <style:style style:name="co4" style:family="table-column">
      <style:table-column-properties fo:break-before="auto" style:column-width="5.368cm"/>
    </style:style>
    <style:style style:name="co5" style:family="table-column">
      <style:table-column-properties fo:break-before="auto" style:column-width="3.7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bbe33d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order-bottom="none" fo:background-color="#ffa6a6" fo:border-left="0.99pt double #000000" style:border-line-width-left="0.053cm 0.004cm 0.026cm" fo:border-right="0.99pt double #000000" style:border-line-width-right="0.053cm 0.004cm 0.026cm" fo:border-top="0.99pt double #000000" style:border-line-width-top="0.053cm 0.004cm 0.026cm"/>
    </style:style>
    <style:style style:name="ce15" style:family="table-cell" style:parent-style-name="Default">
      <style:table-cell-properties fo:border-bottom="none" fo:background-color="#ffa6a6" fo:border-left="0.99pt double #000000" style:border-line-width-left="0.053cm 0.004cm 0.026cm" fo:border-right="0.99pt double #000000" style:border-line-width-right="0.053cm 0.004cm 0.026cm" fo:border-top="none"/>
    </style:style>
    <style:style style:name="ce16" style:family="table-cell" style:parent-style-name="Default">
      <style:table-cell-properties fo:border-bottom="0.99pt double #000000" style:border-line-width-bottom="0.053cm 0.004cm 0.026cm" fo:background-color="#ffa6a6" fo:border-left="0.99pt double #000000" style:border-line-width-left="0.053cm 0.004cm 0.026cm" fo:border-right="0.99pt double #000000" style:border-line-width-right="0.053cm 0.004cm 0.026cm" fo:border-top="none"/>
    </style:style>
    <style:style style:name="ce17" style:family="table-cell" style:parent-style-name="Default">
      <style:table-cell-properties fo:border-bottom="0.99pt double #000000" style:border-line-width-bottom="0.053cm 0.004cm 0.026cm" fo:background-color="#ff0000" fo:border-left="0.99pt double #000000" style:border-line-width-left="0.053cm 0.004cm 0.026cm" fo:border-right="0.99pt double #000000" style:border-line-width-right="0.053cm 0.004cm 0.026cm" fo:border-top="none"/>
    </style:style>
    <style:style style:name="ce18" style:family="table-cell" style:parent-style-name="Default">
      <style:table-cell-properties fo:border-bottom="none" fo:background-color="#ff0000" fo:border-left="0.99pt double #000000" style:border-line-width-left="0.053cm 0.004cm 0.026cm" fo:border-right="0.99pt double #000000" style:border-line-width-right="0.053cm 0.004cm 0.026cm" fo:border-top="0.99pt double #000000" style:border-line-width-top="0.053cm 0.004cm 0.026cm"/>
    </style:style>
    <style:style style:name="ce19" style:family="table-cell" style:parent-style-name="Default">
      <style:table-cell-properties fo:border-bottom="none" fo:background-color="#ffaa95" fo:border-left="0.99pt double #000000" style:border-line-width-left="0.053cm 0.004cm 0.026cm" fo:border-right="0.99pt double #000000" style:border-line-width-right="0.053cm 0.004cm 0.026cm" fo:border-top="none"/>
    </style:style>
    <style:style style:name="ce20" style:family="table-cell" style:parent-style-name="Default">
      <style:table-cell-properties fo:border-bottom="0.99pt double #000000" style:border-line-width-bottom="0.053cm 0.004cm 0.026cm" fo:background-color="#ffaa95" fo:border-left="0.99pt double #000000" style:border-line-width-left="0.053cm 0.004cm 0.026cm" fo:border-right="0.99pt double #000000" style:border-line-width-right="0.053cm 0.004cm 0.026cm" fo:border-top="none"/>
    </style:style>
    <style:style style:name="ce21" style:family="table-cell" style:parent-style-name="Default">
      <style:table-cell-properties fo:background-color="#ffa6a6"/>
    </style:style>
    <style:style style:name="ce22" style:family="table-cell" style:parent-style-name="Default">
      <style:table-cell-properties fo:background-color="#ffaa9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0.165cm" svg:y="11.182cm">
            <draw:object draw:notify-on-update-of-ranges="Sheet1.B2:Sheet1.B21 Sheet1.D1:Sheet1.D1 Sheet1.D2:Sheet1.D21 Sheet1.E1:Sheet1.E1 Sheet1.E2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491cm" svg:y="11.289cm">
            <draw:object draw:notify-on-update-of-ranges="Sheet1.AA2:Sheet1.AA22 Sheet1.AC1:Sheet1.AC1 Sheet1.AC2:Sheet1.AC21 Sheet1.AD1:Sheet1.AD1 Sheet1.AD2:Sheet1.AD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6"/>
        <table:table-column table:style-name="co1" table:default-cell-style-name="Default"/>
        <table:table-column table:style-name="co1" table:number-columns-repeated="6" table:default-cell-style-name="ce6"/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5" table:default-cell-style-name="ce2"/>
        <table:table-column table:style-name="co1" table:default-cell-style-name="ce6"/>
        <table:table-column table:style-name="co1" table:number-columns-repeated="5" table:default-cell-style-name="ce2"/>
        <table:table-column table:style-name="co1" table:number-columns-repeated="7" table:default-cell-style-name="ce6"/>
        <table:table-row table:style-name="ro1"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</text:p>
          </table:table-cell>
          <table:table-cell table:style-name="ce1" office:value-type="string" calcext:value-type="string">
            <text:p>acc_new_task</text:p>
          </table:table-cell>
          <table:table-cell table:number-columns-repeated="2"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s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ce1" office:value-type="string" calcext:value-type="string">
            <text:p>task_no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acc_old_tasks</text:p>
          </table:table-cell>
          <table:table-cell table:style-name="ce1" office:value-type="string" calcext:value-type="string">
            <text:p>acc_new_task</text:p>
          </table:table-cell>
          <table:table-cell/>
          <table:table-cell table:style-name="Default" office:value-type="string" calcext:value-type="string">
            <text:p>task_no </text:p>
          </table:table-cell>
          <table:table-cell table:style-name="Default" office:value-type="string" calcext:value-type="string">
            <text:p>ewc_lambda</text:p>
          </table:table-cell>
          <table:table-cell table:style-name="Default" office:value-type="string" calcext:value-type="string">
            <text:p><text:s/>lr</text:p>
          </table:table-cell>
          <table:table-cell table:style-name="Default" office:value-type="string" calcext:value-type="string">
            <text:p><text:s/>acc_old_tasks</text:p>
          </table:table-cell>
          <table:table-cell table:style-name="Default" office:value-type="string" calcext:value-type="string">
            <text:p><text:s/>acc_new_task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1.44" calcext:value-type="float">
            <text:p>21.44</text:p>
          </table:table-cell>
          <table:table-cell table:style-name="ce2" office:value-type="float" office:value="92.27" calcext:value-type="float">
            <text:p>92.2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4.06" calcext:value-type="float">
            <text:p>14.06</text:p>
          </table:table-cell>
          <table:table-cell table:style-name="ce2" office:value-type="float" office:value="78.52" calcext:value-type="float">
            <text:p>78.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4" calcext:value-type="float">
            <text:p>13.74</text:p>
          </table:table-cell>
          <table:table-cell office:value-type="float" office:value="78.51" calcext:value-type="float">
            <text:p>78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.65" calcext:value-type="float">
            <text:p>20.65</text:p>
          </table:table-cell>
          <table:table-cell office:value-type="float" office:value="92.6" calcext:value-type="float">
            <text:p>92.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73.98" calcext:value-type="float">
            <text:p>73.98</text:p>
          </table:table-cell>
          <table:table-cell table:style-name="Default" office:value-type="float" office:value="83.83" calcext:value-type="float">
            <text:p>83.83</text:p>
          </table:table-cell>
          <table:table-cell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75.51" calcext:value-type="float">
            <text:p>75.51</text:p>
          </table:table-cell>
          <table:table-cell table:style-name="ce2" office:value-type="float" office:value="89.95" calcext:value-type="float">
            <text:p>89.95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70.65" calcext:value-type="float">
            <text:p>70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7.82" calcext:value-type="float">
            <text:p>37.82</text:p>
          </table:table-cell>
          <table:table-cell office:value-type="float" office:value="69.88" calcext:value-type="float">
            <text:p>69.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75.27" calcext:value-type="float">
            <text:p>75.27</text:p>
          </table:table-cell>
          <table:table-cell office:value-type="float" office:value="90.87" calcext:value-type="float">
            <text:p>90.87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4.75" calcext:value-type="float">
            <text:p>94.75</text:p>
          </table:table-cell>
          <table:table-cell table:style-name="Default" office:value-type="float" office:value="80.65" calcext:value-type="float">
            <text:p>80.6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4.88" calcext:value-type="float">
            <text:p>84.88</text:p>
          </table:table-cell>
          <table:table-cell table:style-name="ce2" office:value-type="float" office:value="88.69" calcext:value-type="float">
            <text:p>88.69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7.85" calcext:value-type="float">
            <text:p>47.85</text:p>
          </table:table-cell>
          <table:table-cell table:style-name="ce2" office:value-type="float" office:value="68.47" calcext:value-type="float">
            <text:p>6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8.31" calcext:value-type="float">
            <text:p>48.31</text:p>
          </table:table-cell>
          <table:table-cell office:value-type="float" office:value="67.13" calcext:value-type="float">
            <text:p>67.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76.39" calcext:value-type="float">
            <text:p>76.39</text:p>
          </table:table-cell>
          <table:table-cell office:value-type="float" office:value="90.69" calcext:value-type="float">
            <text:p>90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54" calcext:value-type="float">
            <text:p>95.54</text:p>
          </table:table-cell>
          <table:table-cell table:style-name="Default" office:value-type="float" office:value="78.4" calcext:value-type="float">
            <text:p>78.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3.96" calcext:value-type="float">
            <text:p>83.96</text:p>
          </table:table-cell>
          <table:table-cell table:style-name="ce2" office:value-type="float" office:value="87.87" calcext:value-type="float">
            <text:p>87.87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6.72" calcext:value-type="float">
            <text:p>56.72</text:p>
          </table:table-cell>
          <table:table-cell table:style-name="ce2" office:value-type="float" office:value="65.9" calcext:value-type="float">
            <text:p>65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57.89" calcext:value-type="float">
            <text:p>57.89</text:p>
          </table:table-cell>
          <table:table-cell office:value-type="float" office:value="65.22" calcext:value-type="float">
            <text:p>65.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9.73" calcext:value-type="float">
            <text:p>89.7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72" calcext:value-type="float">
            <text:p>95.72</text:p>
          </table:table-cell>
          <table:table-cell table:style-name="Default" office:value-type="float" office:value="76.62" calcext:value-type="float">
            <text:p>76.6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87.52" calcext:value-type="float">
            <text:p>87.5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58.92" calcext:value-type="float">
            <text:p>58.92</text:p>
          </table:table-cell>
          <table:table-cell table:style-name="ce2" office:value-type="float" office:value="62.95" calcext:value-type="float">
            <text:p>62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59.62" calcext:value-type="float">
            <text:p>59.62</text:p>
          </table:table-cell>
          <table:table-cell office:value-type="float" office:value="62.09" calcext:value-type="float">
            <text:p>62.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79.4" calcext:value-type="float">
            <text:p>79.4</text:p>
          </table:table-cell>
          <table:table-cell office:value-type="float" office:value="89.7" calcext:value-type="float">
            <text:p>89.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5.39" calcext:value-type="float">
            <text:p>75.3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17" calcext:value-type="float">
            <text:p>86.17</text:p>
          </table:table-cell>
          <table:table-cell table:style-name="ce2" office:value-type="float" office:value="86.88" calcext:value-type="float">
            <text:p>86.8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7.25" calcext:value-type="float">
            <text:p>67.25</text:p>
          </table:table-cell>
          <table:table-cell table:style-name="ce2" office:value-type="float" office:value="60.21" calcext:value-type="float">
            <text:p>60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66.82" calcext:value-type="float">
            <text:p>66.82</text:p>
          </table:table-cell>
          <table:table-cell office:value-type="float" office:value="59.54" calcext:value-type="float">
            <text:p>59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" calcext:value-type="float">
            <text:p>0.01</text:p>
          </table:table-cell>
          <table:table-cell office:value-type="float" office:value="80.47" calcext:value-type="float">
            <text:p>80.47</text:p>
          </table:table-cell>
          <table:table-cell office:value-type="float" office:value="89.18" calcext:value-type="float">
            <text:p>89.1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4.29" calcext:value-type="float">
            <text:p>74.2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8.9" calcext:value-type="float">
            <text:p>88.9</text:p>
          </table:table-cell>
          <table:table-cell table:style-name="ce2" office:value-type="float" office:value="86.34" calcext:value-type="float">
            <text:p>86.3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68.82" calcext:value-type="float">
            <text:p>68.82</text:p>
          </table:table-cell>
          <table:table-cell table:style-name="ce2" office:value-type="float" office:value="58.95" calcext:value-type="float">
            <text:p>58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68.74" calcext:value-type="float">
            <text:p>68.74</text:p>
          </table:table-cell>
          <table:table-cell office:value-type="float" office:value="60.01" calcext:value-type="float">
            <text:p>60.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82.67" calcext:value-type="float">
            <text:p>82.67</text:p>
          </table:table-cell>
          <table:table-cell office:value-type="float" office:value="88.69" calcext:value-type="float">
            <text:p>88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93" calcext:value-type="float">
            <text:p>95.93</text:p>
          </table:table-cell>
          <table:table-cell table:style-name="Default" office:value-type="float" office:value="73.12" calcext:value-type="float">
            <text:p>73.1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7.27" calcext:value-type="float">
            <text:p>87.27</text:p>
          </table:table-cell>
          <table:table-cell table:style-name="ce2" office:value-type="float" office:value="86.18" calcext:value-type="float">
            <text:p>86.1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3.04" calcext:value-type="float">
            <text:p>73.04</text:p>
          </table:table-cell>
          <table:table-cell table:style-name="ce2" office:value-type="float" office:value="57.05" calcext:value-type="float">
            <text:p>57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72.06" calcext:value-type="float">
            <text:p>72.06</text:p>
          </table:table-cell>
          <table:table-cell office:value-type="float" office:value="57.89" calcext:value-type="float">
            <text:p>57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.01" calcext:value-type="float">
            <text:p>0.01</text:p>
          </table:table-cell>
          <table:table-cell office:value-type="float" office:value="82.96" calcext:value-type="float">
            <text:p>82.96</text:p>
          </table:table-cell>
          <table:table-cell office:value-type="float" office:value="88.62" calcext:value-type="float">
            <text:p>88.6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2.58" calcext:value-type="float">
            <text:p>72.5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5.98" calcext:value-type="float">
            <text:p>85.98</text:p>
          </table:table-cell>
          <table:table-cell table:style-name="ce2" office:value-type="float" office:value="85.38" calcext:value-type="float">
            <text:p>85.3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6.66" calcext:value-type="float">
            <text:p>76.66</text:p>
          </table:table-cell>
          <table:table-cell table:style-name="ce2" office:value-type="float" office:value="53.75" calcext:value-type="float">
            <text:p>53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76.9" calcext:value-type="float">
            <text:p>76.9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86.31" calcext:value-type="float">
            <text:p>86.31</text:p>
          </table:table-cell>
          <table:table-cell office:value-type="float" office:value="88.5" calcext:value-type="float">
            <text:p>88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28" calcext:value-type="float">
            <text:p>96.28</text:p>
          </table:table-cell>
          <table:table-cell table:style-name="Default" office:value-type="float" office:value="72.01" calcext:value-type="float">
            <text:p>72.0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6.76" calcext:value-type="float">
            <text:p>86.76</text:p>
          </table:table-cell>
          <table:table-cell table:style-name="ce2" office:value-type="float" office:value="84.58" calcext:value-type="float">
            <text:p>84.5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0.62" calcext:value-type="float">
            <text:p>80.62</text:p>
          </table:table-cell>
          <table:table-cell table:style-name="ce2" office:value-type="float" office:value="50.66" calcext:value-type="float">
            <text:p>50.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78.54" calcext:value-type="float">
            <text:p>78.54</text:p>
          </table:table-cell>
          <table:table-cell office:value-type="float" office:value="53.73" calcext:value-type="float">
            <text:p>53.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11" calcext:value-type="float">
            <text:p>83.11</text:p>
          </table:table-cell>
          <table:table-cell office:value-type="float" office:value="88.09" calcext:value-type="float">
            <text:p>88.0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0.48" calcext:value-type="float">
            <text:p>70.4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3.32" calcext:value-type="float">
            <text:p>83.32</text:p>
          </table:table-cell>
          <table:table-cell table:style-name="ce2" office:value-type="float" office:value="84.38" calcext:value-type="float">
            <text:p>84.3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78.33" calcext:value-type="float">
            <text:p>78.33</text:p>
          </table:table-cell>
          <table:table-cell table:style-name="ce2" office:value-type="float" office:value="51.58" calcext:value-type="float">
            <text:p>51.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78.14" calcext:value-type="float">
            <text:p>78.14</text:p>
          </table:table-cell>
          <table:table-cell office:value-type="float" office:value="53.12" calcext:value-type="float">
            <text:p>53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8.1" calcext:value-type="float">
            <text:p>88.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3" calcext:value-type="float">
            <text:p>96.53</text:p>
          </table:table-cell>
          <table:table-cell table:style-name="Default" office:value-type="float" office:value="68.65" calcext:value-type="float">
            <text:p>68.6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2.74" calcext:value-type="float">
            <text:p>82.74</text:p>
          </table:table-cell>
          <table:table-cell table:style-name="ce2" office:value-type="float" office:value="83.72" calcext:value-type="float">
            <text:p>83.7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3.24" calcext:value-type="float">
            <text:p>83.24</text:p>
          </table:table-cell>
          <table:table-cell table:style-name="ce2" office:value-type="float" office:value="48.47" calcext:value-type="float">
            <text:p>4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82.51" calcext:value-type="float">
            <text:p>82.51</text:p>
          </table:table-cell>
          <table:table-cell office:value-type="float" office:value="50.75" calcext:value-type="float">
            <text:p>50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61" calcext:value-type="float">
            <text:p>85.61</text:p>
          </table:table-cell>
          <table:table-cell office:value-type="float" office:value="88.21" calcext:value-type="float">
            <text:p>88.2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4" calcext:value-type="float">
            <text:p>96.44</text:p>
          </table:table-cell>
          <table:table-cell table:style-name="Default" office:value-type="float" office:value="68.22" calcext:value-type="float">
            <text:p>68.2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3.23" calcext:value-type="float">
            <text:p>83.23</text:p>
          </table:table-cell>
          <table:table-cell table:style-name="ce2" office:value-type="float" office:value="46.8" calcext:value-type="float">
            <text:p>46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81.87" calcext:value-type="float">
            <text:p>81.87</text:p>
          </table:table-cell>
          <table:table-cell office:value-type="float" office:value="49.23" calcext:value-type="float">
            <text:p>49.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84.69" calcext:value-type="float">
            <text:p>84.69</text:p>
          </table:table-cell>
          <table:table-cell office:value-type="float" office:value="87.87" calcext:value-type="float">
            <text:p>87.8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73" calcext:value-type="float">
            <text:p>96.73</text:p>
          </table:table-cell>
          <table:table-cell table:style-name="Default" office:value-type="float" office:value="68.84" calcext:value-type="float">
            <text:p>68.8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4.72" calcext:value-type="float">
            <text:p>84.72</text:p>
          </table:table-cell>
          <table:table-cell table:style-name="ce2" office:value-type="float" office:value="45.87" calcext:value-type="float">
            <text:p>4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84.03" calcext:value-type="float">
            <text:p>84.03</text:p>
          </table:table-cell>
          <table:table-cell office:value-type="float" office:value="47.86" calcext:value-type="float">
            <text:p>47.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5" calcext:value-type="float">
            <text:p>3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64" calcext:value-type="float">
            <text:p>85.64</text:p>
          </table:table-cell>
          <table:table-cell office:value-type="float" office:value="87.19" calcext:value-type="float">
            <text:p>87.1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3" calcext:value-type="float">
            <text:p>96.43</text:p>
          </table:table-cell>
          <table:table-cell table:style-name="Default" office:value-type="float" office:value="67.17" calcext:value-type="float">
            <text:p>67.17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4.29" calcext:value-type="float">
            <text:p>84.29</text:p>
          </table:table-cell>
          <table:table-cell table:style-name="ce2" office:value-type="float" office:value="44.91" calcext:value-type="float">
            <text:p>44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84.3" calcext:value-type="float">
            <text:p>84.3</text:p>
          </table:table-cell>
          <table:table-cell office:value-type="float" office:value="46.67" calcext:value-type="float">
            <text:p>46.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01" calcext:value-type="float">
            <text:p>0.01</text:p>
          </table:table-cell>
          <table:table-cell office:value-type="float" office:value="82.34" calcext:value-type="float">
            <text:p>82.34</text:p>
          </table:table-cell>
          <table:table-cell office:value-type="float" office:value="87.92" calcext:value-type="float">
            <text:p>87.9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95" calcext:value-type="float">
            <text:p>96.95</text:p>
          </table:table-cell>
          <table:table-cell table:style-name="Default" office:value-type="float" office:value="67.23" calcext:value-type="float">
            <text:p>67.23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5.22" calcext:value-type="float">
            <text:p>85.22</text:p>
          </table:table-cell>
          <table:table-cell table:style-name="ce2" office:value-type="float" office:value="43.45" calcext:value-type="float">
            <text:p>43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  <table:table-cell office:value-type="float" office:value="84.65" calcext:value-type="float">
            <text:p>84.65</text:p>
          </table:table-cell>
          <table:table-cell office:value-type="float" office:value="45.82" calcext:value-type="float">
            <text:p>45.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7.14" calcext:value-type="float">
            <text:p>87.1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4" calcext:value-type="float">
            <text:p>96.54</text:p>
          </table:table-cell>
          <table:table-cell table:style-name="Default" office:value-type="float" office:value="69.44" calcext:value-type="float">
            <text:p>69.4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5.63" calcext:value-type="float">
            <text:p>85.63</text:p>
          </table:table-cell>
          <table:table-cell table:style-name="ce2" office:value-type="float" office:value="42.74" calcext:value-type="float">
            <text:p>42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85.75" calcext:value-type="float">
            <text:p>85.75</text:p>
          </table:table-cell>
          <table:table-cell office:value-type="float" office:value="44.26" calcext:value-type="float">
            <text:p>44.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81.77" calcext:value-type="float">
            <text:p>81.77</text:p>
          </table:table-cell>
          <table:table-cell office:value-type="float" office:value="87.36" calcext:value-type="float">
            <text:p>87.3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01" calcext:value-type="float">
            <text:p>97.01</text:p>
          </table:table-cell>
          <table:table-cell table:style-name="Default" office:value-type="float" office:value="65.41" calcext:value-type="float">
            <text:p>65.4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6.36" calcext:value-type="float">
            <text:p>86.36</text:p>
          </table:table-cell>
          <table:table-cell table:style-name="ce2" office:value-type="float" office:value="42.35" calcext:value-type="float">
            <text:p>42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  <table:table-cell office:value-type="float" office:value="86.25" calcext:value-type="float">
            <text:p>86.25</text:p>
          </table:table-cell>
          <table:table-cell office:value-type="float" office:value="44.28" calcext:value-type="float">
            <text:p>44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96" calcext:value-type="float">
            <text:p>83.96</text:p>
          </table:table-cell>
          <table:table-cell office:value-type="float" office:value="86.91" calcext:value-type="float">
            <text:p>86.9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5.26" calcext:value-type="float">
            <text:p>65.26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7.17" calcext:value-type="float">
            <text:p>87.17</text:p>
          </table:table-cell>
          <table:table-cell table:style-name="ce2" office:value-type="float" office:value="42.75" calcext:value-type="float">
            <text:p>42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  <table:table-cell office:value-type="float" office:value="86.68" calcext:value-type="float">
            <text:p>86.68</text:p>
          </table:table-cell>
          <table:table-cell office:value-type="float" office:value="43.18" calcext:value-type="float">
            <text:p>43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.01" calcext:value-type="float">
            <text:p>0.01</text:p>
          </table:table-cell>
          <table:table-cell office:value-type="float" office:value="82.48" calcext:value-type="float">
            <text:p>82.48</text:p>
          </table:table-cell>
          <table:table-cell office:value-type="float" office:value="86.03" calcext:value-type="float">
            <text:p>86.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" calcext:value-type="float">
            <text:p>97.1</text:p>
          </table:table-cell>
          <table:table-cell table:style-name="Default" office:value-type="float" office:value="64.62" calcext:value-type="float">
            <text:p>64.6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9.8" calcext:value-type="float">
            <text:p>9.8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86.62" calcext:value-type="float">
            <text:p>86.62</text:p>
          </table:table-cell>
          <table:table-cell table:style-name="ce2" office:value-type="float" office:value="42.45" calcext:value-type="float">
            <text:p>42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87.03" calcext:value-type="float">
            <text:p>87.03</text:p>
          </table:table-cell>
          <table:table-cell office:value-type="float" office:value="43.44" calcext:value-type="float">
            <text:p>43.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5" calcext:value-type="float">
            <text:p>4.75</text:p>
          </table:table-cell>
          <table:table-cell office:value-type="float" office:value="0.01" calcext:value-type="float">
            <text:p>0.01</text:p>
          </table:table-cell>
          <table:table-cell office:value-type="float" office:value="84.76" calcext:value-type="float">
            <text:p>84.76</text:p>
          </table:table-cell>
          <table:table-cell office:value-type="float" office:value="86.5" calcext:value-type="float">
            <text:p>86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3" calcext:value-type="float">
            <text:p>97.13</text:p>
          </table:table-cell>
          <table:table-cell table:style-name="Default" office:value-type="float" office:value="64.18" calcext:value-type="float">
            <text:p>64.18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Results 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2"/>
          <table:table-cell table:style-name="ce1" office:value-type="string" calcext:value-type="string" table:number-columns-spanned="5" table:number-rows-spanned="1">
            <text:p>Results 2</text:p>
          </table:table-cell>
          <table:covered-table-cell table:number-columns-repeated="2" table:style-name="Default"/>
          <table:covered-table-cell/>
          <table:covered-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87.69" calcext:value-type="float">
            <text:p>87.69</text:p>
          </table:table-cell>
          <table:table-cell office:value-type="float" office:value="42.51" calcext:value-type="float">
            <text:p>42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83.74" calcext:value-type="float">
            <text:p>83.74</text:p>
          </table:table-cell>
          <table:table-cell office:value-type="float" office:value="86.34" calcext:value-type="float">
            <text:p>86.34</text:p>
          </table:table-cell>
          <table:table-cell/>
          <table:table-cell office:value-type="string" calcext:value-type="string">
            <text:p>Results 5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  <table:table-cell office:value-type="float" office:value="87.98" calcext:value-type="float">
            <text:p>87.98</text:p>
          </table:table-cell>
          <table:table-cell office:value-type="float" office:value="41.34" calcext:value-type="float">
            <text:p>41.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03" calcext:value-type="float">
            <text:p>85.03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  <table:table-cell office:value-type="float" office:value="88.13" calcext:value-type="float">
            <text:p>88.13</text:p>
          </table:table-cell>
          <table:table-cell office:value-type="float" office:value="40.48" calcext:value-type="float">
            <text:p>4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0.01" calcext:value-type="float">
            <text:p>0.01</text:p>
          </table:table-cell>
          <table:table-cell office:value-type="float" office:value="82.78" calcext:value-type="float">
            <text:p>82.78</text:p>
          </table:table-cell>
          <table:table-cell office:value-type="float" office:value="86.25" calcext:value-type="float">
            <text:p>86.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3" calcext:value-type="float">
            <text:p>88.93</text:p>
          </table:table-cell>
          <table:table-cell office:value-type="float" office:value="40.74" calcext:value-type="float">
            <text:p>40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5" calcext:value-type="float">
            <text:p>5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18" calcext:value-type="float">
            <text:p>83.18</text:p>
          </table:table-cell>
          <table:table-cell office:value-type="float" office:value="86.05" calcext:value-type="float">
            <text:p>86.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4" calcext:value-type="float">
            <text:p>88.94</text:p>
          </table:table-cell>
          <table:table-cell office:value-type="float" office:value="40.31" calcext:value-type="float">
            <text:p>40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86.07" calcext:value-type="float">
            <text:p>86.07</text:p>
          </table:table-cell>
          <table:table-cell office:value-type="float" office:value="85.4" calcext:value-type="float">
            <text:p>85.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88.76" calcext:value-type="float">
            <text:p>88.76</text:p>
          </table:table-cell>
          <table:table-cell office:value-type="float" office:value="40.35" calcext:value-type="float">
            <text:p>40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49" calcext:value-type="float">
            <text:p>88.49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89.06" calcext:value-type="float">
            <text:p>89.06</text:p>
          </table:table-cell>
          <table:table-cell office:value-type="float" office:value="40.43" calcext:value-type="float">
            <text:p>40.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.01" calcext:value-type="float">
            <text:p>0.01</text:p>
          </table:table-cell>
          <table:table-cell office:value-type="float" office:value="87.75" calcext:value-type="float">
            <text:p>87.75</text:p>
          </table:table-cell>
          <table:table-cell office:value-type="float" office:value="85.32" calcext:value-type="float">
            <text:p>85.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1" calcext:value-type="float">
            <text:p>89.31</text:p>
          </table:table-cell>
          <table:table-cell office:value-type="float" office:value="39.11" calcext:value-type="float">
            <text:p>39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5" calcext:value-type="float">
            <text:p>6.75</text:p>
          </table:table-cell>
          <table:table-cell office:value-type="float" office:value="0.01" calcext:value-type="float">
            <text:p>0.01</text:p>
          </table:table-cell>
          <table:table-cell office:value-type="float" office:value="86.28" calcext:value-type="float">
            <text:p>86.28</text:p>
          </table:table-cell>
          <table:table-cell office:value-type="float" office:value="85.73" calcext:value-type="float">
            <text:p>85.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" calcext:value-type="float">
            <text:p>89.3</text:p>
          </table:table-cell>
          <table:table-cell office:value-type="float" office:value="39.71" calcext:value-type="float">
            <text:p>39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86.61" calcext:value-type="float">
            <text:p>86.61</text:p>
          </table:table-cell>
          <table:table-cell office:value-type="float" office:value="85.51" calcext:value-type="float">
            <text:p>85.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  <table:table-cell office:value-type="float" office:value="89.8" calcext:value-type="float">
            <text:p>89.8</text:p>
          </table:table-cell>
          <table:table-cell office:value-type="float" office:value="38.79" calcext:value-type="float">
            <text:p>38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office:value-type="float" office:value="86.27" calcext:value-type="float">
            <text:p>86.27</text:p>
          </table:table-cell>
          <table:table-cell office:value-type="float" office:value="85.2" calcext:value-type="float">
            <text:p>85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9" calcext:value-type="float">
            <text:p>89.79</text:p>
          </table:table-cell>
          <table:table-cell office:value-type="float" office:value="38.31" calcext:value-type="float">
            <text:p>38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0.01" calcext:value-type="float">
            <text:p>0.01</text:p>
          </table:table-cell>
          <table:table-cell office:value-type="float" office:value="90.84" calcext:value-type="float">
            <text:p>90.84</text:p>
          </table:table-cell>
          <table:table-cell office:value-type="float" office:value="85.37" calcext:value-type="float">
            <text:p>85.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6" calcext:value-type="float">
            <text:p>89.76</text:p>
          </table:table-cell>
          <table:table-cell office:value-type="float" office:value="38.11" calcext:value-type="float">
            <text:p>38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5" calcext:value-type="float">
            <text:p>7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5.1" calcext:value-type="float">
            <text:p>85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89.98" calcext:value-type="float">
            <text:p>89.98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84.98" calcext:value-type="float">
            <text:p>84.98</text:p>
          </table:table-cell>
          <table:table-cell office:value-type="float" office:value="85.24" calcext:value-type="float">
            <text:p>85.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8" calcext:value-type="float">
            <text:p>90.38</text:p>
          </table:table-cell>
          <table:table-cell office:value-type="float" office:value="37.91" calcext:value-type="float">
            <text:p>37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5" calcext:value-type="float">
            <text:p>8.25</text:p>
          </table:table-cell>
          <table:table-cell office:value-type="float" office:value="0.01" calcext:value-type="float">
            <text:p>0.01</text:p>
          </table:table-cell>
          <table:table-cell office:value-type="float" office:value="89.53" calcext:value-type="float">
            <text:p>89.53</text:p>
          </table:table-cell>
          <table:table-cell office:value-type="float" office:value="84.1" calcext:value-type="float">
            <text:p>84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.001</text:p>
          </table:table-cell>
          <table:table-cell office:value-type="float" office:value="90.02" calcext:value-type="float">
            <text:p>90.02</text:p>
          </table:table-cell>
          <table:table-cell office:value-type="float" office:value="37.97" calcext:value-type="float">
            <text:p>37.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0.01" calcext:value-type="float">
            <text:p>0.01</text:p>
          </table:table-cell>
          <table:table-cell office:value-type="float" office:value="88.98" calcext:value-type="float">
            <text:p>88.98</text:p>
          </table:table-cell>
          <table:table-cell office:value-type="float" office:value="84.9" calcext:value-type="float">
            <text:p>84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1" calcext:value-type="float">
            <text:p>0.001</text:p>
          </table:table-cell>
          <table:table-cell office:value-type="float" office:value="90.47" calcext:value-type="float">
            <text:p>90.47</text:p>
          </table:table-cell>
          <table:table-cell office:value-type="float" office:value="37.12" calcext:value-type="float">
            <text:p>37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.75</text:p>
          </table:table-cell>
          <table:table-cell office:value-type="float" office:value="0.01" calcext:value-type="float">
            <text:p>0.01</text:p>
          </table:table-cell>
          <table:table-cell office:value-type="float" office:value="86" calcext:value-type="float">
            <text:p>86</text:p>
          </table:table-cell>
          <table:table-cell office:value-type="float" office:value="84.93" calcext:value-type="float">
            <text:p>84.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2" calcext:value-type="float">
            <text:p>90.32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87.32" calcext:value-type="float">
            <text:p>87.32</text:p>
          </table:table-cell>
          <table:table-cell office:value-type="float" office:value="84.39" calcext:value-type="float">
            <text:p>84.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01" calcext:value-type="float">
            <text:p>0.001</text:p>
          </table:table-cell>
          <table:table-cell office:value-type="float" office:value="90.51" calcext:value-type="float">
            <text:p>90.51</text:p>
          </table:table-cell>
          <table:table-cell office:value-type="float" office:value="36.32" calcext:value-type="float">
            <text:p>36.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5" calcext:value-type="float">
            <text:p>9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7" calcext:value-type="float">
            <text:p>88.7</text:p>
          </table:table-cell>
          <table:table-cell office:value-type="float" office:value="84.38" calcext:value-type="float">
            <text:p>84.3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01" calcext:value-type="float">
            <text:p>0.001</text:p>
          </table:table-cell>
          <table:table-cell office:value-type="float" office:value="90.62" calcext:value-type="float">
            <text:p>90.62</text:p>
          </table:table-cell>
          <table:table-cell office:value-type="float" office:value="35.85" calcext:value-type="float">
            <text:p>35.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0.01" calcext:value-type="float">
            <text:p>0.01</text:p>
          </table:table-cell>
          <table:table-cell office:value-type="float" office:value="89.57" calcext:value-type="float">
            <text:p>89.57</text:p>
          </table:table-cell>
          <table:table-cell office:value-type="float" office:value="84.13" calcext:value-type="float">
            <text:p>84.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1" calcext:value-type="float">
            <text:p>0.001</text:p>
          </table:table-cell>
          <table:table-cell office:value-type="float" office:value="90.73" calcext:value-type="float">
            <text:p>90.73</text:p>
          </table:table-cell>
          <table:table-cell office:value-type="float" office:value="36.06" calcext:value-type="float">
            <text:p>36.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75" calcext:value-type="float">
            <text:p>9.75</text:p>
          </table:table-cell>
          <table:table-cell office:value-type="float" office:value="0.01" calcext:value-type="float">
            <text:p>0.01</text:p>
          </table:table-cell>
          <table:table-cell office:value-type="float" office:value="88.04" calcext:value-type="float">
            <text:p>88.04</text:p>
          </table:table-cell>
          <table:table-cell office:value-type="float" office:value="84.48" calcext:value-type="float">
            <text:p>84.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 table:number-columns-spanned="5" table:number-rows-spanned="1">
            <text:p>Results 3</text:p>
          </table:table-cell>
          <table:covered-table-cell table:number-columns-repeated="4"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87.01" calcext:value-type="float">
            <text:p>87.01</text:p>
          </table:table-cell>
          <table:table-cell office:value-type="float" office:value="84.2" calcext:value-type="float">
            <text:p>84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office:value-type="float" office:value="1" calcext:value-type="float">
            <text:p>1</text:p>
          </table:table-cell>
          <table:table-cell office:value-type="float" office:value="10.25" calcext:value-type="float">
            <text:p>10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98" calcext:value-type="float">
            <text:p>85.98</text:p>
          </table:table-cell>
          <table:table-cell office:value-type="float" office:value="83.9" calcext:value-type="float">
            <text:p>83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0.01" calcext:value-type="float">
            <text:p>0.01</text:p>
          </table:table-cell>
          <table:table-cell office:value-type="float" office:value="88.07" calcext:value-type="float">
            <text:p>88.07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office:value-type="float" office:value="1" calcext:value-type="float">
            <text:p>1</text:p>
          </table:table-cell>
          <table:table-cell office:value-type="float" office:value="10.75" calcext:value-type="float">
            <text:p>10.75</text:p>
          </table:table-cell>
          <table:table-cell office:value-type="float" office:value="0.01" calcext:value-type="float">
            <text:p>0.01</text:p>
          </table:table-cell>
          <table:table-cell office:value-type="float" office:value="88" calcext:value-type="float">
            <text:p>88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1" office:value-type="string" calcext:value-type="string" table:number-columns-spanned="5" table:number-rows-spanned="1">
            <text:p>Results 4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/>
          <table:table-cell table:style-name="ce6" table:number-columns-repeated="2"/>
          <table:table-cell table:style-name="ce6" table:number-columns-spanned="2" table:number-rows-spanned="1"/>
          <table:covered-table-cell table:style-name="Default"/>
          <table:table-cell table:style-name="ce6"/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28.173cm" svg:height="12.907cm" svg:x="25.39cm" svg:y="2.126cm">
            <draw:object draw:notify-on-update-of-ranges="Sheet2.B13:Sheet2.B21 Sheet2.J2:Sheet2.J10 Sheet2.J13:Sheet2.J21 Sheet2.J24:Sheet2.J32 Sheet2.J35:Sheet2.J43 Sheet2.J69:Sheet2.J77 Sheet2.J80:Sheet2.J88 Sheet2.J114:Sheet2.J122 Sheet2.J125:Sheet2.J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urrent_training_dataset_no</text:p>
          </table:table-cell>
          <table:table-cell office:value-type="string" calcext:value-type="string">
            <text:p><text:s/>current_training_dataset_size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lr_init</text:p>
          </table:table-cell>
          <table:table-cell office:value-type="string" calcext:value-type="string">
            <text:p><text:s/>momentum_init</text:p>
          </table:table-cell>
          <table:table-cell office:value-type="string" calcext:value-type="string">
            <text:p><text:s/>lr_cont</text:p>
          </table:table-cell>
          <table:table-cell office:value-type="string" calcext:value-type="string">
            <text:p><text:s/>momentum_cont</text:p>
          </table:table-cell>
          <table:table-cell office:value-type="string" calcext:value-type="string">
            <text:p><text:s/>evaluation_dataset_no</text:p>
          </table:table-cell>
          <table:table-cell office:value-type="string" calcext:value-type="string">
            <text:p><text:s/>evaluation_dataset_size</text:p>
          </table:table-cell>
          <table:table-cell office:value-type="string" calcext:value-type="string">
            <text:p><text:s/>a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12" calcext:value-type="float">
            <text:p>95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96" calcext:value-type="float">
            <text:p>96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9" calcext:value-type="float">
            <text:p>97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4" calcext:value-type="float">
            <text:p>97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1" calcext:value-type="float">
            <text:p>97.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88" calcext:value-type="float">
            <text:p>97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7" calcext:value-type="float">
            <text:p>98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3" calcext:value-type="float">
            <text:p>7.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1.29" calcext:value-type="float">
            <text:p>41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.71" calcext:value-type="float">
            <text:p>60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1.26" calcext:value-type="float">
            <text:p>41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.86" calcext:value-type="float">
            <text:p>65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9.76" calcext:value-type="float">
            <text:p>59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6.44" calcext:value-type="float">
            <text:p>56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.09" calcext:value-type="float">
            <text:p>65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9.61" calcext:value-type="float">
            <text:p>69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77" calcext:value-type="float">
            <text:p>74.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66" calcext:value-type="float">
            <text:p>91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98" calcext:value-type="float">
            <text:p>89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63" calcext:value-type="float">
            <text:p>91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28" calcext:value-type="float">
            <text:p>91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66" calcext:value-type="float">
            <text:p>90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21" calcext:value-type="float">
            <text:p>89.2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1</text:p>
          </table:table-cell>
          <table:table-cell table:style-name="ce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06" calcext:value-type="float">
            <text:p>95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04" calcext:value-type="float">
            <text:p>97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7" calcext:value-type="float">
            <text:p>97.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55" calcext:value-type="float">
            <text:p>97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2" calcext:value-type="float">
            <text:p>9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79" calcext:value-type="float">
            <text:p>97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9" calcext:value-type="float">
            <text:p>98.0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8.15" calcext:value-type="float">
            <text:p>18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2" calcext:value-type="float">
            <text:p>19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5.93" calcext:value-type="float">
            <text:p>15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7.28" calcext:value-type="float">
            <text:p>27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52" calcext:value-type="float">
            <text:p>92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03" calcext:value-type="float">
            <text:p>92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51" calcext:value-type="float">
            <text:p>91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82" calcext:value-type="float">
            <text:p>91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3" calcext:value-type="float">
            <text:p>91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6" calcext:value-type="float">
            <text:p>91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79" calcext:value-type="float">
            <text:p>92.7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0</text:p>
          </table:table-cell>
          <table:table-cell table:style-name="ce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4" calcext:value-type="float">
            <text:p>96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98" calcext:value-type="float">
            <text:p>96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74" calcext:value-type="float">
            <text:p>97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3" calcext:value-type="float">
            <text:p>97.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3" calcext:value-type="float">
            <text:p>97.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89" calcext:value-type="float">
            <text:p>97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4" calcext:value-type="float">
            <text:p>98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8" calcext:value-type="float">
            <text:p>98.0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5.03" calcext:value-type="float">
            <text:p>55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3.18" calcext:value-type="float">
            <text:p>83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9.29" calcext:value-type="float">
            <text:p>79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1.77" calcext:value-type="float">
            <text:p>81.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97" calcext:value-type="float">
            <text:p>9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47" calcext:value-type="float">
            <text:p>91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73" calcext:value-type="float">
            <text:p>9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39" calcext:value-type="float">
            <text:p>91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21" calcext:value-type="float">
            <text:p>9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09" calcext:value-type="float">
            <text:p>89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41" calcext:value-type="float">
            <text:p>89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2</text:p>
          </table:table-cell>
          <table:table-cell table:style-name="ce5" table:number-columns-repeated="5"/>
        </table:table-row>
      </table:table>
      <table:table table:name="Rehersal" table:style-name="ta1"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default-cell-style-name="ce2"/>
        <table:table-column table:style-name="co1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2">
          <table:table-cell office:value-type="string" calcext:value-type="string">
            <text:p>Initial training dataset type</text:p>
          </table:table-cell>
          <table:table-cell table:style-name="ce1" office:value-type="string" calcext:value-type="string">
            <text:p>Initial training dataset size MNIST</text:p>
          </table:table-cell>
          <table:table-cell office:value-type="string" calcext:value-type="string">
            <text:p>Initial dataset size oversampled new instance</text:p>
          </table:table-cell>
          <table:table-cell table:style-name="ce1" office:value-type="string" calcext:value-type="string">
            <text:p>retraining dataset size portion (MNIST)</text:p>
          </table:table-cell>
          <table:table-cell table:style-name="ce1" office:value-type="string" calcext:value-type="string">
            <text:p>retraining dataset size oversampling (NEW instance)</text:p>
          </table:table-cell>
          <table:table-cell table:style-name="ce1" office:value-type="string" calcext:value-type="string">
            <text:p>ewc_lambda</text:p>
          </table:table-cell>
          <table:table-cell table:style-name="ce1" office:value-type="string" calcext:value-type="string">
            <text:p>lr</text:p>
          </table:table-cell>
          <table:table-cell office:value-type="string" calcext:value-type="string">
            <text:p>momentum</text:p>
          </table:table-cell>
          <table:table-cell table:style-name="ce1" office:value-type="string" calcext:value-type="string">
            <text:p>accuracy on MNIST original after initial trianing</text:p>
          </table:table-cell>
          <table:table-cell table:style-name="ce1" office:value-type="string" calcext:value-type="string">
            <text:p>accuracy on MNIST original after retraining</text:p>
          </table:table-cell>
          <table:table-cell table:style-name="ce1" office:value-type="string" calcext:value-type="string">
            <text:p>correct classification of new instance after initial training</text:p>
          </table:table-cell>
          <table:table-cell table:style-name="ce1" office:value-type="string" calcext:value-type="string">
            <text:p>correct classification of new instance after retraining</text:p>
          </table:table-cell>
        </table:table-row>
        <table:table-row table:style-name="ro1">
          <table:table-cell office:value-type="string" calcext:value-type="string">
            <text:p>NEW Instance (over sampled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Instance (over sampled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13" calcext:value-type="float">
            <text:p>98.13</text:p>
          </table:table-cell>
          <table:table-cell office:value-type="float" office:value="19.53" calcext:value-type="float">
            <text:p>19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5" calcext:value-type="float">
            <text:p>98.05</text:p>
          </table:table-cell>
          <table:table-cell office:value-type="float" office:value="43.66" calcext:value-type="float">
            <text:p>43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.86" calcext:value-type="float">
            <text:p>9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98.01" calcext:value-type="float">
            <text:p>98.01</text:p>
          </table:table-cell>
          <table:table-cell table:style-name="Default" office:value-type="float" office:value="77.17" calcext:value-type="float">
            <text:p>77.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.86" calcext:value-type="float">
            <text:p>9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98.07" calcext:value-type="float">
            <text:p>98.07</text:p>
          </table:table-cell>
          <table:table-cell table:style-name="Default" office:value-type="float" office:value="87.06" calcext:value-type="float">
            <text:p>87.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4" calcext:value-type="float">
            <text:p>98.04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3" calcext:value-type="float">
            <text:p>98.03</text:p>
          </table:table-cell>
          <table:table-cell office:value-type="float" office:value="88.99" calcext:value-type="float">
            <text:p>88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 + NEW instance oversampled</text:p>
          </table:table-cell>
          <table:table-cell office:value-type="float" office:value="60000" calcext:value-type="float">
            <text:p>60000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1" calcext:value-type="float">
            <text:p>98.01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IST original + NEW instance oversampled</text:p>
          </table:table-cell>
          <table:table-cell office:value-type="float" office:value="60000" calcext:value-type="float">
            <text:p>60000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7.99" calcext:value-type="float">
            <text:p>97.99</text:p>
          </table:table-cell>
          <table:table-cell office:value-type="float" office:value="96.09" calcext:value-type="float">
            <text:p>96.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5.59" calcext:value-type="float">
            <text:p>95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office:value-type="float" office:value="98.1" calcext:value-type="float">
            <text:p>98.1</text:p>
          </table:table-cell>
          <table:table-cell office:value-type="float" office:value="84.5" calcext:value-type="float">
            <text:p>84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WC with no fine tuning <text:s/>^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no EWC, freezing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no EWC, freeing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EWC for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</table:table>
      <table:table table:name="Sheet4" table:style-name="ta1">
        <table:table-column table:style-name="co1" table:number-columns-repeated="11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lr retraining</text:p>
          </table:table-cell>
          <table:table-cell office:value-type="string" calcext:value-type="string">
            <text:p>ewc_value</text:p>
          </table:table-cell>
          <table:table-cell table:style-name="ce8" office:value-type="string" calcext:value-type="string" table:number-columns-spanned="4" table:number-rows-spanned="1">
            <text:p>Before retraining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After retraining</text:p>
          </table:table-cell>
          <table:covered-table-cell table:number-columns-repeated="3"/>
        </table:table-row>
        <table:table-row table:style-name="ro3">
          <table:table-cell table:style-name="ce1" office:value-type="string" calcext:value-type="string">
            <text:p>Initial training dataset size</text:p>
          </table:table-cell>
          <table:table-cell table:style-name="ce1" office:value-type="string" calcext:value-type="string">
            <text:p>Oversampling + Rehersal Size</text:p>
          </table:table-cell>
          <table:table-cell table:style-name="ce1" office:value-type="string" calcext:value-type="string">
            <text:p>Oversampling Size</text:p>
          </table:table-cell>
          <table:table-cell table:style-name="ce1" office:value-type="string" calcext:value-type="string">
            <text:p>Rehersal Size</text:p>
          </table:table-cell>
          <table:table-cell office:value-type="string" calcext:value-type="string">
            <text:p>rehersal flag</text:p>
          </table:table-cell>
          <table:table-cell table:number-columns-repeated="2"/>
          <table:table-cell table:style-name="ce1" office:value-type="string" calcext:value-type="string">
            <text:p>acc on training dataset</text:p>
          </table:table-cell>
          <table:table-cell table:style-name="ce1" office:value-type="string" calcext:value-type="string">
            <text:p>acc on test dataset</text:p>
          </table:table-cell>
          <table:table-cell table:style-name="ce1" office:value-type="string" calcext:value-type="string">
            <text:p>acc on reherssal + oversampled dataset</text:p>
          </table:table-cell>
          <table:table-cell table:style-name="ce1" office:value-type="string" calcext:value-type="string">
            <text:p>acc on oversampled dataset</text:p>
          </table:table-cell>
          <table:table-cell table:style-name="ce1" office:value-type="string" calcext:value-type="string">
            <text:p>acc on training dataset</text:p>
          </table:table-cell>
          <table:table-cell table:style-name="ce1" office:value-type="string" calcext:value-type="string">
            <text:p>acc on test dataset</text:p>
          </table:table-cell>
          <table:table-cell table:style-name="ce1" office:value-type="string" calcext:value-type="string">
            <text:p>acc on reherssal + oversampled dataset</text:p>
          </table:table-cell>
          <table:table-cell table:style-name="ce1" office:value-type="string" calcext:value-type="string">
            <text:p>acc on oversampled dataset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3]-[.C3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.2" calcext:value-type="float">
            <text:p>3.2</text:p>
          </table:table-cell>
          <table:table-cell office:value-type="float" office:value="9.9" calcext:value-type="float">
            <text:p>9.9</text:p>
          </table:table-cell>
          <table:table-cell office:value-type="float" office:value="9.8" calcext:value-type="float">
            <text:p>9.8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4]-[.C4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.1" calcext:value-type="float">
            <text:p>3.1</text:p>
          </table:table-cell>
          <table:table-cell office:value-type="float" office:value="16.6" calcext:value-type="float">
            <text:p>16.6</text:p>
          </table:table-cell>
          <table:table-cell office:value-type="float" office:value="16.33" calcext:value-type="float">
            <text:p>16.33</text:p>
          </table:table-cell>
          <table:table-cell office:value-type="float" office:value="30.5" calcext:value-type="float">
            <text:p>3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5]-[.C5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.1" calcext:value-type="float">
            <text:p>3.1</text:p>
          </table:table-cell>
          <table:table-cell office:value-type="float" office:value="75.3" calcext:value-type="float">
            <text:p>75.3</text:p>
          </table:table-cell>
          <table:table-cell office:value-type="float" office:value="76.4" calcext:value-type="float">
            <text:p>76.4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6]-[.C6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9" calcext:value-type="float">
            <text:p>82.9</text:p>
          </table:table-cell>
          <table:table-cell office:value-type="float" office:value="4" calcext:value-type="float">
            <text:p>4</text:p>
          </table:table-cell>
          <table:table-cell office:value-type="float" office:value="26.5" calcext:value-type="float">
            <text:p>26.5</text:p>
          </table:table-cell>
          <table:table-cell office:value-type="float" office:value="27.1" calcext:value-type="float">
            <text:p>27.1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7]-[.C7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" calcext:value-type="float">
            <text:p>3</text:p>
          </table:table-cell>
          <table:table-cell office:value-type="float" office:value="63.4" calcext:value-type="float">
            <text:p>63.4</text:p>
          </table:table-cell>
          <table:table-cell office:value-type="float" office:value="64.8" calcext:value-type="float">
            <text:p>64.8</text:p>
          </table:table-cell>
          <table:table-cell office:value-type="float" office:value="69.5" calcext:value-type="float">
            <text:p>69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8]-[.C8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9" calcext:value-type="float">
            <text:p>82.9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88.2" calcext:value-type="float">
            <text:p>88.2</text:p>
          </table:table-cell>
          <table:table-cell office:value-type="float" office:value="90.1" calcext:value-type="float">
            <text:p>9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9]-[.C9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82.9" calcext:value-type="float">
            <text:p>82.9</text:p>
          </table:table-cell>
          <table:table-cell office:value-type="float" office:value="3.6" calcext:value-type="float">
            <text:p>3.6</text:p>
          </table:table-cell>
          <table:table-cell office:value-type="float" office:value="93.1" calcext:value-type="float">
            <text:p>93.1</text:p>
          </table:table-cell>
          <table:table-cell office:value-type="float" office:value="92.9" calcext:value-type="float">
            <text:p>92.9</text:p>
          </table:table-cell>
          <table:table-cell office:value-type="float" office:value="94.4" calcext:value-type="float">
            <text:p>94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10]-[.C10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2.6" calcext:value-type="float">
            <text:p>2.6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5.2" calcext:value-type="float">
            <text:p>95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11]-[.C11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9" calcext:value-type="float">
            <text:p>82.9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95.7" calcext:value-type="float">
            <text:p>95.7</text:p>
          </table:table-cell>
          <table:table-cell office:value-type="float" office:value="96.6" calcext:value-type="float">
            <text:p>96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12]-[.C12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6" calcext:value-type="float">
            <text:p>82.6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96.5" calcext:value-type="float">
            <text:p>96.5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5" table:style-name="ta1">
        <table:shapes>
          <draw:frame draw:z-index="0" draw:style-name="gr1" draw:text-style-name="P1" svg:width="15.999cm" svg:height="8.999cm" svg:x="50.271cm" svg:y="10.484cm">
            <draw:object draw:notify-on-update-of-ranges="Sheet5.U3:Sheet5.U12 Sheet5.Q3:Sheet5.Q12 Sheet5.U16:Sheet5.U25 Sheet5.Q16:Sheet5.Q25 Sheet5.U27:Sheet5.U36 Sheet5.Q27:Sheet5.Q36 Sheet5.U43:Sheet5.U52 Sheet5.Q43:Sheet5.Q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4" table:default-cell-style-name="ce12"/>
        <table:table-column table:style-name="co1" table:number-columns-repeated="4" table:default-cell-style-name="ce13"/>
        <table:table-column table:style-name="co1" table:default-cell-style-name="ce15"/>
        <table:table-column table:style-name="co1" table:number-columns-repeated="4" table:default-cell-style-name="ce21"/>
        <table:table-column table:style-name="co1" table:default-cell-style-name="ce15"/>
        <table:table-row table:style-name="ro1">
          <table:table-cell table:number-columns-repeated="5"/>
          <table:table-cell table:style-name="ce1" office:value-type="string" calcext:value-type="string">
            <text:p>lr retraining</text:p>
          </table:table-cell>
          <table:table-cell office:value-type="string" calcext:value-type="string">
            <text:p>ewc_value</text:p>
          </table:table-cell>
          <table:table-cell table:style-name="ce8" office:value-type="string" calcext:value-type="string" table:number-columns-spanned="4" table:number-rows-spanned="1">
            <text:p>Before retraining on original model</text:p>
          </table:table-cell>
          <table:covered-table-cell table:number-columns-repeated="3" table:style-name="Default"/>
          <table:table-cell table:style-name="ce8" office:value-type="string" calcext:value-type="string" table:number-columns-spanned="4" table:number-rows-spanned="1">
            <text:p>Before retraining on last retrained model</text:p>
          </table:table-cell>
          <table:covered-table-cell table:number-columns-repeated="3" table:style-name="Default"/>
          <table:table-cell table:style-name="ce8" office:value-type="string" calcext:value-type="string" table:number-columns-spanned="4" table:number-rows-spanned="1">
            <text:p>After retraining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4">
          <table:table-cell table:style-name="ce11" office:value-type="string" calcext:value-type="string">
            <text:p>New instance ID</text:p>
          </table:table-cell>
          <table:table-cell table:style-name="ce11" office:value-type="string" calcext:value-type="string">
            <text:p>noise type</text:p>
          </table:table-cell>
          <table:table-cell table:style-name="ce1" office:value-type="string" calcext:value-type="string">
            <text:p>Initial training dataset size</text:p>
          </table:table-cell>
          <table:table-cell table:style-name="ce1" office:value-type="string" calcext:value-type="string">
            <text:p>Oversampling Size per new instance</text:p>
          </table:table-cell>
          <table:table-cell table:style-name="ce11" office:value-type="string" calcext:value-type="string">
            <text:p>Accumilated retraining dataset size</text:p>
          </table:table-cell>
          <table:table-cell table:number-columns-repeated="2"/>
          <table:table-cell table:style-name="ce1" office:value-type="string" calcext:value-type="string">
            <text:p><text:span text:style-name="T1">acc on original </text:span>training dataset</text:p>
          </table:table-cell>
          <table:table-cell table:style-name="ce1" office:value-type="string" calcext:value-type="string">
            <text:p>acc on original test dataset</text:p>
          </table:table-cell>
          <table:table-cell table:style-name="ce1" office:value-type="string" calcext:value-type="string">
            <text:p>acc on oversampled new instance train dataset</text:p>
          </table:table-cell>
          <table:table-cell table:style-name="ce1" office:value-type="string" calcext:value-type="string">
            <text:p>acc on oversampled new instance test dataset</text:p>
          </table:table-cell>
          <table:table-cell table:style-name="ce1" office:value-type="string" calcext:value-type="string">
            <text:p><text:span text:style-name="T1">acc on original </text:span>training dataset</text:p>
          </table:table-cell>
          <table:table-cell table:style-name="ce1" office:value-type="string" calcext:value-type="string">
            <text:p>acc on original test dataset</text:p>
          </table:table-cell>
          <table:table-cell table:style-name="ce1" office:value-type="string" calcext:value-type="string">
            <text:p>acc on oversampled new instance train dataset</text:p>
          </table:table-cell>
          <table:table-cell table:style-name="ce1" office:value-type="string" calcext:value-type="string">
            <text:p>acc on oversampled new instance test dataset</text:p>
          </table:table-cell>
          <table:table-cell table:style-name="ce1" office:value-type="string" calcext:value-type="string">
            <text:p><text:span text:style-name="T1">acc on original </text:span>training dataset</text:p>
          </table:table-cell>
          <table:table-cell table:style-name="ce1" office:value-type="string" calcext:value-type="string">
            <text:p>acc on original test dataset</text:p>
          </table:table-cell>
          <table:table-cell table:style-name="ce1" office:value-type="string" calcext:value-type="string">
            <text:p>acc on oversampled new instance train dataset</text:p>
          </table:table-cell>
          <table:table-cell table:style-name="ce1" office:value-type="string" calcext:value-type="string">
            <text:p>acc on oversampled new instance test dataset</text:p>
          </table:table-cell>
          <table:table-cell table:style-name="ce1" office:value-type="string" calcext:value-type="string">
            <text:p>acc on accumilated oversampled new instances train dataset</text:p>
          </table:table-cell>
          <table:table-cell table:style-name="ce1" office:value-type="string" calcext:value-type="string">
            <text:p><text:span text:style-name="T1">acc on accumilated</text:span> oversampled new instance test datas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4" calcext:value-type="float">
            <text:p>42.24</text:p>
          </table:table-cell>
          <table:table-cell office:value-type="float" office:value="40.4" calcext:value-type="float">
            <text:p>40.4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4" calcext:value-type="float">
            <text:p>42.24</text:p>
          </table:table-cell>
          <table:table-cell office:value-type="float" office:value="40.4" calcext:value-type="float">
            <text:p>40.4</text:p>
          </table:table-cell>
          <table:table-cell table:style-name="ce14"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3.3" calcext:value-type="float">
            <text:p>33.3</text:p>
          </table:table-cell>
          <table:table-cell office:value-type="float" office:value="31.2" calcext:value-type="float">
            <text:p>31.2</text:p>
          </table:table-cell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20.1" calcext:value-type="float">
            <text:p>20.1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45.6" calcext:value-type="float">
            <text:p>45.6</text:p>
          </table:table-cell>
          <table:table-cell office:value-type="float" office:value="50" calcext:value-type="float">
            <text:p>50</text:p>
          </table:table-cell>
          <table:table-cell office:value-type="float" office:value="19.4" calcext:value-type="float">
            <text:p>19.4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27.3" calcext:value-type="float">
            <text:p>27.3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1.5" calcext:value-type="float">
            <text:p>41.5</text:p>
          </table:table-cell>
          <table:table-cell office:value-type="float" office:value="40" calcext:value-type="float">
            <text:p>40</text:p>
          </table:table-cell>
          <table:table-cell office:value-type="float" office:value="26.4" calcext:value-type="float">
            <text:p>26.4</text:p>
          </table:table-cell>
          <table:table-cell office:value-type="float" office:value="27.3" calcext:value-type="float">
            <text:p>2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34.8" calcext:value-type="float">
            <text:p>34.8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9.6" calcext:value-type="float">
            <text:p>29.6</text:p>
          </table:table-cell>
          <table:table-cell office:value-type="float" office:value="30" calcext:value-type="float">
            <text:p>30</text:p>
          </table:table-cell>
          <table:table-cell office:value-type="float" office:value="34.2" calcext:value-type="float">
            <text:p>34.2</text:p>
          </table:table-cell>
          <table:table-cell office:value-type="float" office:value="34.8" calcext:value-type="float">
            <text:p>34.8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0.6" calcext:value-type="float">
            <text:p>30.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4.5" calcext:value-type="float">
            <text:p>44.5</text:p>
          </table:table-cell>
          <table:table-cell office:value-type="float" office:value="43.6" calcext:value-type="float">
            <text:p>43.6</text:p>
          </table:table-cell>
          <table:table-cell table:number-columns-repeated="2" office:value-type="float" office:value="30.6" calcext:value-type="float">
            <text:p>3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office:value-type="float" office:value="41.2" calcext:value-type="float">
            <text:p>41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6.4" calcext:value-type="float">
            <text:p>36.4</text:p>
          </table:table-cell>
          <table:table-cell office:value-type="float" office:value="33.2" calcext:value-type="float">
            <text:p>33.2</text:p>
          </table:table-cell>
          <table:table-cell office:value-type="float" office:value="40.7" calcext:value-type="float">
            <text:p>40.7</text:p>
          </table:table-cell>
          <table:table-cell office:value-type="float" office:value="41.2" calcext:value-type="float">
            <text:p>41.2</text:p>
          </table:table-cell>
          <table:table-cell office:value-type="float" office:value="44.3" calcext:value-type="float">
            <text:p>44.3</text:p>
          </table:table-cell>
          <table:table-cell office:value-type="float" office:value="46.4" calcext:value-type="float">
            <text:p>46.4</text:p>
          </table:table-cell>
          <table:table-cell office:value-type="float" office:value="39.1" calcext:value-type="float">
            <text:p>39.1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 office:value-type="float" office:value="99.89" calcext:value-type="float">
            <text:p>99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8.9" calcext:value-type="float">
            <text:p>38.9</text:p>
          </table:table-cell>
          <table:table-cell office:value-type="float" office:value="35.6" calcext:value-type="float">
            <text:p>35.6</text:p>
          </table:table-cell>
          <table:table-cell office:value-type="float" office:value="39.1" calcext:value-type="float">
            <text:p>39.1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42.96" calcext:value-type="float">
            <text:p>42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9" calcext:value-type="float">
            <text:p>49</text:p>
          </table:table-cell>
          <table:table-cell office:value-type="float" office:value="51.6" calcext:value-type="float">
            <text:p>51.6</text:p>
          </table:table-cell>
          <table:table-cell office:value-type="float" office:value="42.7" calcext:value-type="float">
            <text:p>42.7</text:p>
          </table:table-cell>
          <table:table-cell office:value-type="float" office:value="42.96" calcext:value-type="float">
            <text:p>42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.4" calcext:value-type="float">
            <text:p>38.4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7.5" calcext:value-type="float">
            <text:p>47.5</text:p>
          </table:table-cell>
          <table:table-cell office:value-type="float" office:value="48.4" calcext:value-type="float">
            <text:p>48.4</text:p>
          </table:table-cell>
          <table:table-cell table:number-columns-repeated="2" office:value-type="float" office:value="38.4" calcext:value-type="float">
            <text:p>3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" calcext:value-type="float">
            <text:p>40.4</text:p>
          </table:table-cell>
          <table:table-cell office:value-type="float" office:value="40.8" calcext:value-type="float">
            <text:p>40.8</text:p>
          </table:table-cell>
          <table:table-cell office:value-type="float" office:value="99.4" calcext:value-type="float">
            <text:p>99.4</text:p>
          </table:table-cell>
          <table:table-cell office:value-type="float" office:value="98.8" calcext:value-type="float">
            <text:p>98.8</text:p>
          </table:table-cell>
          <table:table-cell office:value-type="float" office:value="99.8" calcext:value-type="float">
            <text:p>99.8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9.7" calcext:value-type="float">
            <text:p>39.7</text:p>
          </table:table-cell>
          <table:table-cell office:value-type="float" office:value="38" calcext:value-type="float">
            <text:p>38</text:p>
          </table:table-cell>
          <table:table-cell office:value-type="float" office:value="40.4" calcext:value-type="float">
            <text:p>40.4</text:p>
          </table:table-cell>
          <table:table-cell office:value-type="float" office:value="40.8" calcext:value-type="float">
            <text:p>4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" calcext:value-type="float">
            <text:p>45.5</text:p>
          </table:table-cell>
          <table:table-cell office:value-type="float" office:value="46" calcext:value-type="float">
            <text:p>46</text:p>
          </table:table-cell>
          <table:table-cell office:value-type="float" office:value="99.9" calcext:value-type="float">
            <text:p>99.9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6.9" calcext:value-type="float">
            <text:p>26.9</text:p>
          </table:table-cell>
          <table:table-cell office:value-type="float" office:value="24.8" calcext:value-type="float">
            <text:p>24.8</text:p>
          </table:table-cell>
          <table:table-cell office:value-type="float" office:value="45.5" calcext:value-type="float">
            <text:p>45.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49.9" calcext:value-type="float">
            <text:p>49.9</text:p>
          </table:table-cell>
          <table:table-cell office:value-type="float" office:value="50.3" calcext:value-type="float">
            <text:p>50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table:style-name="ce16" office:value-type="float" office:value="99.7" calcext:value-type="float">
            <text:p>99.7</text:p>
          </table:table-cell>
        </table:table-row>
        <table:table-row table:style-name="ro1">
          <table:table-cell table:number-columns-repeated="7"/>
          <table:table-cell table:style-name="Default"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3" calcext:value-type="float">
            <text:p>40.3</text:p>
          </table:table-cell>
          <table:table-cell office:value-type="float" office:value="39.2" calcext:value-type="float">
            <text:p>39.2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3" calcext:value-type="float">
            <text:p>40.3</text:p>
          </table:table-cell>
          <table:table-cell office:value-type="float" office:value="39.2" calcext:value-type="float">
            <text:p>39.2</text:p>
          </table:table-cell>
          <table:table-cell table:style-name="ce14" office:value-type="float" office:value="31.1" calcext:value-type="float">
            <text:p>31.1</text:p>
          </table:table-cell>
          <table:table-cell office:value-type="float" office:value="32.1" calcext:value-type="float">
            <text:p>32.1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.1" calcext:value-type="float">
            <text:p>31.1</text:p>
          </table:table-cell>
          <table:table-cell office:value-type="float" office:value="32.1" calcext:value-type="float">
            <text:p>3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.99" calcext:value-type="float">
            <text:p>35.99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44.7" calcext:value-type="float">
            <text:p>44.7</text:p>
          </table:table-cell>
          <table:table-cell office:value-type="float" office:value="50.4" calcext:value-type="float">
            <text:p>50.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1.7" calcext:value-type="float">
            <text:p>41.7</text:p>
          </table:table-cell>
          <table:table-cell office:value-type="float" office:value="40" calcext:value-type="float">
            <text:p>40</text:p>
          </table:table-cell>
          <table:table-cell office:value-type="float" office:value="56.2" calcext:value-type="float">
            <text:p>56.2</text:p>
          </table:table-cell>
          <table:table-cell office:value-type="float" office:value="56.8" calcext:value-type="float">
            <text:p>56.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58.2" calcext:value-type="float">
            <text:p>58.2</text:p>
          </table:table-cell>
          <table:table-cell office:value-type="float" office:value="59.2" calcext:value-type="float">
            <text:p>59.2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9.9" calcext:value-type="float">
            <text:p>29.9</text:p>
          </table:table-cell>
          <table:table-cell office:value-type="float" office:value="30.4" calcext:value-type="float">
            <text:p>30.4</text:p>
          </table:table-cell>
          <table:table-cell office:value-type="float" office:value="58.2" calcext:value-type="float">
            <text:p>58.2</text:p>
          </table:table-cell>
          <table:table-cell office:value-type="float" office:value="59.2" calcext:value-type="float">
            <text:p>59.2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54.9" calcext:value-type="float">
            <text:p>54.9</text:p>
          </table:table-cell>
          <table:table-cell office:value-type="float" office:value="55.6" calcext:value-type="float">
            <text:p>55.6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3.8" calcext:value-type="float">
            <text:p>43.8</text:p>
          </table:table-cell>
          <table:table-cell office:value-type="float" office:value="44.4" calcext:value-type="float">
            <text:p>44.4</text:p>
          </table:table-cell>
          <table:table-cell office:value-type="float" office:value="54.9" calcext:value-type="float">
            <text:p>54.9</text:p>
          </table:table-cell>
          <table:table-cell office:value-type="float" office:value="55.6" calcext:value-type="float">
            <text:p>55.6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73.6" calcext:value-type="float">
            <text:p>73.6</text:p>
          </table:table-cell>
          <table:table-cell office:value-type="float" office:value="75.8" calcext:value-type="float">
            <text:p>75.8</text:p>
          </table:table-cell>
          <table:table-cell office:value-type="float" office:value="98.8" calcext:value-type="float">
            <text:p>98.8</text:p>
          </table:table-cell>
          <table:table-cell office:value-type="float" office:value="96.8" calcext:value-type="float">
            <text:p>96.8</text:p>
          </table:table-cell>
          <table:table-cell office:value-type="float" office:value="98.95" calcext:value-type="float">
            <text:p>98.95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9.4" calcext:value-type="float">
            <text:p>39.4</text:p>
          </table:table-cell>
          <table:table-cell office:value-type="float" office:value="35.6" calcext:value-type="float">
            <text:p>35.6</text:p>
          </table:table-cell>
          <table:table-cell office:value-type="float" office:value="73.7" calcext:value-type="float">
            <text:p>73.7</text:p>
          </table:table-cell>
          <table:table-cell office:value-type="float" office:value="75.8" calcext:value-type="float">
            <text:p>75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82.3" calcext:value-type="float">
            <text:p>82.3</text:p>
          </table:table-cell>
          <table:table-cell office:value-type="float" office:value="95.5" calcext:value-type="float">
            <text:p>95.5</text:p>
          </table:table-cell>
          <table:table-cell office:value-type="float" office:value="94.4" calcext:value-type="float">
            <text:p>94.4</text:p>
          </table:table-cell>
          <table:table-cell office:value-type="float" office:value="97.6" calcext:value-type="float">
            <text:p>97.6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8.2" calcext:value-type="float">
            <text:p>48.2</text:p>
          </table:table-cell>
          <table:table-cell office:value-type="float" office:value="48" calcext:value-type="float">
            <text:p>48</text:p>
          </table:table-cell>
          <table:table-cell office:value-type="float" office:value="80.7" calcext:value-type="float">
            <text:p>80.7</text:p>
          </table:table-cell>
          <table:table-cell office:value-type="float" office:value="82.3" calcext:value-type="float">
            <text:p>8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85.1" calcext:value-type="float">
            <text:p>85.1</text:p>
          </table:table-cell>
          <table:table-cell office:value-type="float" office:value="99.4" calcext:value-type="float">
            <text:p>99.4</text:p>
          </table:table-cell>
          <table:table-cell office:value-type="float" office:value="99.2" calcext:value-type="float">
            <text:p>99.2</text:p>
          </table:table-cell>
          <table:table-cell office:value-type="float" office:value="97.7" calcext:value-type="float">
            <text:p>97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8" calcext:value-type="float">
            <text:p>40.8</text:p>
          </table:table-cell>
          <table:table-cell office:value-type="float" office:value="38.4" calcext:value-type="float">
            <text:p>38.4</text:p>
          </table:table-cell>
          <table:table-cell office:value-type="float" office:value="83.6" calcext:value-type="float">
            <text:p>83.6</text:p>
          </table:table-cell>
          <table:table-cell office:value-type="float" office:value="85.1" calcext:value-type="float">
            <text:p>85.1</text:p>
          </table:table-cell>
          <table:table-cell office:value-type="float" office:value="16.6" calcext:value-type="float">
            <text:p>16.6</text:p>
          </table:table-cell>
          <table:table-cell office:value-type="float" office:value="13.2" calcext:value-type="float">
            <text:p>13.2</text:p>
          </table:table-cell>
          <table:table-cell office:value-type="float" office:value="80.58" calcext:value-type="float">
            <text:p>80.58</text:p>
          </table:table-cell>
          <table:table-cell office:value-type="float" office:value="81.4" calcext:value-type="float">
            <text:p>81.4</text:p>
          </table:table-cell>
          <table:table-cell office:value-type="float" office:value="97.8" calcext:value-type="float">
            <text:p>97.8</text:p>
          </table:table-cell>
          <table:table-cell office:value-type="float" office:value="97.2" calcext:value-type="float">
            <text:p>97.2</text:p>
          </table:table-cell>
          <table:table-cell office:value-type="float" office:value="96.8" calcext:value-type="float">
            <text:p>96.8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6.2" calcext:value-type="float">
            <text:p>26.2</text:p>
          </table:table-cell>
          <table:table-cell office:value-type="float" office:value="25.6" calcext:value-type="float">
            <text:p>25.6</text:p>
          </table:table-cell>
          <table:table-cell office:value-type="float" office:value="80.6" calcext:value-type="float">
            <text:p>80.6</text:p>
          </table:table-cell>
          <table:table-cell office:value-type="float" office:value="81.4" calcext:value-type="float">
            <text:p>81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style-name="ce17" office:value-type="float" office:value="88.885" calcext:value-type="float">
            <text:p>88.885</text:p>
          </table:table-cell>
          <table:table-cell office:value-type="float" office:value="89.98" calcext:value-type="float">
            <text:p>89.98</text:p>
          </table:table-cell>
          <table:table-cell office:value-type="float" office:value="95" calcext:value-type="float">
            <text:p>95</text:p>
          </table:table-cell>
          <table:table-cell office:value-type="float" office:value="96.8" calcext:value-type="float">
            <text:p>96.8</text:p>
          </table:table-cell>
          <table:table-cell office:value-type="float" office:value="96.3" calcext:value-type="float">
            <text:p>96.3</text:p>
          </table:table-cell>
          <table:table-cell table:style-name="ce17" office:value-type="float" office:value="96.2" calcext:value-type="float">
            <text:p>96.2</text:p>
          </table:table-cell>
        </table:table-row>
        <table:table-row table:style-name="ro1">
          <table:table-cell table:number-columns-repeated="7"/>
          <table:table-cell table:style-name="Default"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0.1" calcext:value-type="float">
            <text:p>40.1</text:p>
          </table:table-cell>
          <table:table-cell office:value-type="float" office:value="38.4" calcext:value-type="float">
            <text:p>38.4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0.1" calcext:value-type="float">
            <text:p>40.1</text:p>
          </table:table-cell>
          <table:table-cell office:value-type="float" office:value="38.4" calcext:value-type="float">
            <text:p>38.4</text:p>
          </table:table-cell>
          <table:table-cell table:style-name="ce18" office:value-type="float" office:value="96.0683333333333" calcext:value-type="float">
            <text:p>96.0683333333333</text:p>
          </table:table-cell>
          <table:table-cell table:style-name="ce22" office:value-type="float" office:value="96.21" calcext:value-type="float">
            <text:p>96.21</text:p>
          </table:table-cell>
          <table:table-cell table:style-name="ce22" office:value-type="float" office:value="87.2" calcext:value-type="float">
            <text:p>87.2</text:p>
          </table:table-cell>
          <table:table-cell table:style-name="ce22" office:value-type="float" office:value="86.8" calcext:value-type="float">
            <text:p>86.8</text:p>
          </table:table-cell>
          <table:table-cell table:style-name="ce22" office:value-type="float" office:value="87.2" calcext:value-type="float">
            <text:p>87.2</text:p>
          </table:table-cell>
          <table:table-cell table:style-name="ce18" office:value-type="float" office:value="86.8" calcext:value-type="float">
            <text:p>86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3.8" calcext:value-type="float">
            <text:p>33.8</text:p>
          </table:table-cell>
          <table:table-cell office:value-type="float" office:value="32.4" calcext:value-type="float">
            <text:p>32.4</text:p>
          </table:table-cell>
          <table:table-cell office:value-type="float" office:value="96.0683333333333" calcext:value-type="float">
            <text:p>96.0683333333333</text:p>
          </table:table-cell>
          <table:table-cell office:value-type="float" office:value="96.21" calcext:value-type="float">
            <text:p>96.21</text:p>
          </table:table-cell>
          <table:table-cell office:value-type="float" office:value="8.4" calcext:value-type="float">
            <text:p>8.4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95.865" calcext:value-type="float">
            <text:p>95.865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90.5" calcext:value-type="float">
            <text:p>90.5</text:p>
          </table:table-cell>
          <table:table-cell table:style-name="ce22" office:value-type="float" office:value="89.2" calcext:value-type="float">
            <text:p>89.2</text:p>
          </table:table-cell>
          <table:table-cell table:style-name="ce22" office:value-type="float" office:value="82.95" calcext:value-type="float">
            <text:p>82.95</text:p>
          </table:table-cell>
          <table:table-cell table:style-name="ce19" office:value-type="float" office:value="81.4" calcext:value-type="float">
            <text:p>81.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7.1" calcext:value-type="float">
            <text:p>7.1</text:p>
          </table:table-cell>
          <table:table-cell office:value-type="float" office:value="9.2" calcext:value-type="float">
            <text:p>9.2</text:p>
          </table:table-cell>
          <table:table-cell office:value-type="float" office:value="95.865" calcext:value-type="float">
            <text:p>95.865</text:p>
          </table:table-cell>
          <table:table-cell office:value-type="float" office:value="96" calcext:value-type="float">
            <text:p>96</text:p>
          </table:table-cell>
          <table:table-cell office:value-type="float" office:value="35.6" calcext:value-type="float">
            <text:p>35.6</text:p>
          </table:table-cell>
          <table:table-cell office:value-type="float" office:value="36.4" calcext:value-type="float">
            <text:p>36.4</text:p>
          </table:table-cell>
          <table:table-cell table:style-name="ce19" office:value-type="float" office:value="82.165" calcext:value-type="float">
            <text:p>82.165</text:p>
          </table:table-cell>
          <table:table-cell table:style-name="ce22" office:value-type="float" office:value="82.12" calcext:value-type="float">
            <text:p>82.12</text:p>
          </table:table-cell>
          <table:table-cell table:style-name="ce22" office:value-type="float" office:value="91.5" calcext:value-type="float">
            <text:p>91.5</text:p>
          </table:table-cell>
          <table:table-cell table:style-name="ce22" office:value-type="float" office:value="94.8" calcext:value-type="float">
            <text:p>94.8</text:p>
          </table:table-cell>
          <table:table-cell table:style-name="ce22" office:value-type="float" office:value="85.2" calcext:value-type="float">
            <text:p>85.2</text:p>
          </table:table-cell>
          <table:table-cell table:style-name="ce19" office:value-type="float" office:value="85.8666666666667" calcext:value-type="float">
            <text:p>85.86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3.5" calcext:value-type="float">
            <text:p>43.5</text:p>
          </table:table-cell>
          <table:table-cell office:value-type="float" office:value="49.2" calcext:value-type="float">
            <text:p>49.2</text:p>
          </table:table-cell>
          <table:table-cell office:value-type="float" office:value="82.165" calcext:value-type="float">
            <text:p>82.165</text:p>
          </table:table-cell>
          <table:table-cell office:value-type="float" office:value="82.12" calcext:value-type="float">
            <text:p>82.12</text:p>
          </table:table-cell>
          <table:table-cell office:value-type="float" office:value="17.1" calcext:value-type="float">
            <text:p>17.1</text:p>
          </table:table-cell>
          <table:table-cell office:value-type="float" office:value="18.8" calcext:value-type="float">
            <text:p>18.8</text:p>
          </table:table-cell>
          <table:table-cell table:style-name="ce19" office:value-type="float" office:value="88.405" calcext:value-type="float">
            <text:p>88.405</text:p>
          </table:table-cell>
          <table:table-cell table:style-name="ce22" office:value-type="float" office:value="88.47" calcext:value-type="float">
            <text:p>88.47</text:p>
          </table:table-cell>
          <table:table-cell table:style-name="ce22" office:value-type="float" office:value="80.6" calcext:value-type="float">
            <text:p>80.6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0.625" calcext:value-type="float">
            <text:p>80.625</text:p>
          </table:table-cell>
          <table:table-cell table:style-name="ce19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2.6" calcext:value-type="float">
            <text:p>42.6</text:p>
          </table:table-cell>
          <table:table-cell office:value-type="float" office:value="40.8" calcext:value-type="float">
            <text:p>40.8</text:p>
          </table:table-cell>
          <table:table-cell office:value-type="float" office:value="88.405" calcext:value-type="float">
            <text:p>88.405</text:p>
          </table:table-cell>
          <table:table-cell office:value-type="float" office:value="88.47" calcext:value-type="float">
            <text:p>88.47</text:p>
          </table:table-cell>
          <table:table-cell office:value-type="float" office:value="19.6" calcext:value-type="float">
            <text:p>19.6</text:p>
          </table:table-cell>
          <table:table-cell office:value-type="float" office:value="21.6" calcext:value-type="float">
            <text:p>21.6</text:p>
          </table:table-cell>
          <table:table-cell table:style-name="ce19" office:value-type="float" office:value="91.4983333333333" calcext:value-type="float">
            <text:p>91.4983333333333</text:p>
          </table:table-cell>
          <table:table-cell table:style-name="ce22" office:value-type="float" office:value="91.63" calcext:value-type="float">
            <text:p>91.63</text:p>
          </table:table-cell>
          <table:table-cell table:style-name="ce22" office:value-type="float" office:value="69.3" calcext:value-type="float">
            <text:p>69.3</text:p>
          </table:table-cell>
          <table:table-cell table:style-name="ce22" office:value-type="float" office:value="71.6" calcext:value-type="float">
            <text:p>71.6</text:p>
          </table:table-cell>
          <table:table-cell table:style-name="ce22" office:value-type="float" office:value="70.86" calcext:value-type="float">
            <text:p>70.86</text:p>
          </table:table-cell>
          <table:table-cell table:style-name="ce19" office:value-type="float" office:value="71.04" calcext:value-type="float">
            <text:p>71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0.3" calcext:value-type="float">
            <text:p>30.3</text:p>
          </table:table-cell>
          <table:table-cell office:value-type="float" office:value="31.6" calcext:value-type="float">
            <text:p>31.6</text:p>
          </table:table-cell>
          <table:table-cell office:value-type="float" office:value="91.4983333333333" calcext:value-type="float">
            <text:p>91.4983333333333</text:p>
          </table:table-cell>
          <table:table-cell office:value-type="float" office:value="91.63" calcext:value-type="float">
            <text:p>91.63</text:p>
          </table:table-cell>
          <table:table-cell office:value-type="float" office:value="36.5" calcext:value-type="float">
            <text:p>36.5</text:p>
          </table:table-cell>
          <table:table-cell office:value-type="float" office:value="38.4" calcext:value-type="float">
            <text:p>38.4</text:p>
          </table:table-cell>
          <table:table-cell table:style-name="ce19" office:value-type="float" office:value="84.9183333333333" calcext:value-type="float">
            <text:p>84.9183333333333</text:p>
          </table:table-cell>
          <table:table-cell table:style-name="ce22" office:value-type="float" office:value="84.63" calcext:value-type="float">
            <text:p>84.63</text:p>
          </table:table-cell>
          <table:table-cell table:style-name="ce22" office:value-type="float" office:value="85.4" calcext:value-type="float">
            <text:p>85.4</text:p>
          </table:table-cell>
          <table:table-cell table:style-name="ce22" office:value-type="float" office:value="89.2" calcext:value-type="float">
            <text:p>89.2</text:p>
          </table:table-cell>
          <table:table-cell table:style-name="ce22" office:value-type="float" office:value="60.2333333333333" calcext:value-type="float">
            <text:p>60.2333333333333</text:p>
          </table:table-cell>
          <table:table-cell table:style-name="ce19" office:value-type="float" office:value="61.8" calcext:value-type="float">
            <text:p>6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6.8" calcext:value-type="float">
            <text:p>46.8</text:p>
          </table:table-cell>
          <table:table-cell office:value-type="float" office:value="47.2" calcext:value-type="float">
            <text:p>47.2</text:p>
          </table:table-cell>
          <table:table-cell office:value-type="float" office:value="84.9183333333333" calcext:value-type="float">
            <text:p>84.9183333333333</text:p>
          </table:table-cell>
          <table:table-cell office:value-type="float" office:value="84.63" calcext:value-type="float">
            <text:p>84.63</text:p>
          </table:table-cell>
          <table:table-cell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 table:style-name="ce19" office:value-type="float" office:value="93.5383333333333" calcext:value-type="float">
            <text:p>93.5383333333333</text:p>
          </table:table-cell>
          <table:table-cell table:style-name="ce22" office:value-type="float" office:value="93.64" calcext:value-type="float">
            <text:p>93.64</text:p>
          </table:table-cell>
          <table:table-cell table:style-name="ce22" office:value-type="float" office:value="59.1" calcext:value-type="float">
            <text:p>59.1</text:p>
          </table:table-cell>
          <table:table-cell table:style-name="ce22" office:value-type="float" office:value="59.2" calcext:value-type="float">
            <text:p>59.2</text:p>
          </table:table-cell>
          <table:table-cell table:style-name="ce22" office:value-type="float" office:value="61.4857142857143" calcext:value-type="float">
            <text:p>61.4857142857143</text:p>
          </table:table-cell>
          <table:table-cell table:style-name="ce19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5.5" calcext:value-type="float">
            <text:p>35.5</text:p>
          </table:table-cell>
          <table:table-cell office:value-type="float" office:value="32.8" calcext:value-type="float">
            <text:p>32.8</text:p>
          </table:table-cell>
          <table:table-cell office:value-type="float" office:value="93.5383333333333" calcext:value-type="float">
            <text:p>93.5383333333333</text:p>
          </table:table-cell>
          <table:table-cell office:value-type="float" office:value="93.64" calcext:value-type="float">
            <text:p>93.64</text:p>
          </table:table-cell>
          <table:table-cell office:value-type="float" office:value="48.3" calcext:value-type="float">
            <text:p>48.3</text:p>
          </table:table-cell>
          <table:table-cell office:value-type="float" office:value="48.8" calcext:value-type="float">
            <text:p>48.8</text:p>
          </table:table-cell>
          <table:table-cell table:style-name="ce19" office:value-type="float" office:value="91.6" calcext:value-type="float">
            <text:p>91.6</text:p>
          </table:table-cell>
          <table:table-cell table:style-name="ce22" office:value-type="float" office:value="91.79" calcext:value-type="float">
            <text:p>91.79</text:p>
          </table:table-cell>
          <table:table-cell table:style-name="ce22" office:value-type="float" office:value="84.3" calcext:value-type="float">
            <text:p>84.3</text:p>
          </table:table-cell>
          <table:table-cell table:style-name="ce22" office:value-type="float" office:value="83.2" calcext:value-type="float">
            <text:p>83.2</text:p>
          </table:table-cell>
          <table:table-cell table:style-name="ce22" office:value-type="float" office:value="65.8375" calcext:value-type="float">
            <text:p>65.8375</text:p>
          </table:table-cell>
          <table:table-cell table:style-name="ce19" office:value-type="float" office:value="66.9" calcext:value-type="float">
            <text:p>66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91.6" calcext:value-type="float">
            <text:p>91.6</text:p>
          </table:table-cell>
          <table:table-cell office:value-type="float" office:value="91.79" calcext:value-type="float">
            <text:p>91.79</text:p>
          </table:table-cell>
          <table:table-cell office:value-type="float" office:value="6.3" calcext:value-type="float">
            <text:p>6.3</text:p>
          </table:table-cell>
          <table:table-cell office:value-type="float" office:value="5.2" calcext:value-type="float">
            <text:p>5.2</text:p>
          </table:table-cell>
          <table:table-cell table:style-name="ce19" office:value-type="float" office:value="94.5433333333333" calcext:value-type="float">
            <text:p>94.5433333333333</text:p>
          </table:table-cell>
          <table:table-cell table:style-name="ce22" office:value-type="float" office:value="94.68" calcext:value-type="float">
            <text:p>94.68</text:p>
          </table:table-cell>
          <table:table-cell table:style-name="ce22" office:value-type="float" office:value="39.7" calcext:value-type="float">
            <text:p>39.7</text:p>
          </table:table-cell>
          <table:table-cell table:style-name="ce22" office:value-type="float" office:value="39.2" calcext:value-type="float">
            <text:p>39.2</text:p>
          </table:table-cell>
          <table:table-cell table:style-name="ce22" office:value-type="float" office:value="61.1111111111111" calcext:value-type="float">
            <text:p>61.1111111111111</text:p>
          </table:table-cell>
          <table:table-cell table:style-name="ce19" office:value-type="float" office:value="62.0444444444444" calcext:value-type="float">
            <text:p>62.0444444444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2.1" calcext:value-type="float">
            <text:p>42.1</text:p>
          </table:table-cell>
          <table:table-cell office:value-type="float" office:value="42.8" calcext:value-type="float">
            <text:p>42.8</text:p>
          </table:table-cell>
          <table:table-cell office:value-type="float" office:value="94.5433333333333" calcext:value-type="float">
            <text:p>94.5433333333333</text:p>
          </table:table-cell>
          <table:table-cell office:value-type="float" office:value="94.68" calcext:value-type="float">
            <text:p>94.68</text:p>
          </table:table-cell>
          <table:table-cell office:value-type="float" office:value="39" calcext:value-type="float">
            <text:p>39</text:p>
          </table:table-cell>
          <table:table-cell office:value-type="float" office:value="37.6" calcext:value-type="float">
            <text:p>37.6</text:p>
          </table:table-cell>
          <table:table-cell table:style-name="ce19" office:value-type="float" office:value="95.2016666666667" calcext:value-type="float">
            <text:p>95.2016666666667</text:p>
          </table:table-cell>
          <table:table-cell table:style-name="ce22" office:value-type="float" office:value="95.39" calcext:value-type="float">
            <text:p>95.39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61.41" calcext:value-type="float">
            <text:p>61.41</text:p>
          </table:table-cell>
          <table:table-cell table:style-name="ce19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7.4" calcext:value-type="float">
            <text:p>47.4</text:p>
          </table:table-cell>
          <table:table-cell office:value-type="float" office:value="49.2" calcext:value-type="float">
            <text:p>49.2</text:p>
          </table:table-cell>
          <table:table-cell office:value-type="float" office:value="95.2016666666667" calcext:value-type="float">
            <text:p>95.2016666666667</text:p>
          </table:table-cell>
          <table:table-cell office:value-type="float" office:value="95.39" calcext:value-type="float">
            <text:p>95.3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5.945" calcext:value-type="float">
            <text:p>95.945</text:p>
          </table:table-cell>
          <table:table-cell table:style-name="ce22" office:value-type="float" office:value="96.15" calcext:value-type="float">
            <text:p>96.15</text:p>
          </table:table-cell>
          <table:table-cell table:style-name="ce22" office:value-type="float" office:value="26.4" calcext:value-type="float">
            <text:p>26.4</text:p>
          </table:table-cell>
          <table:table-cell table:style-name="ce22" office:value-type="float" office:value="31.2" calcext:value-type="float">
            <text:p>31.2</text:p>
          </table:table-cell>
          <table:table-cell table:style-name="ce22" office:value-type="float" office:value="56.7090909090909" calcext:value-type="float">
            <text:p>56.7090909090909</text:p>
          </table:table-cell>
          <table:table-cell table:style-name="ce19" office:value-type="float" office:value="58.3272727272727" calcext:value-type="float">
            <text:p>58.32727272727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9.3" calcext:value-type="float">
            <text:p>49.3</text:p>
          </table:table-cell>
          <table:table-cell office:value-type="float" office:value="48.4" calcext:value-type="float">
            <text:p>48.4</text:p>
          </table:table-cell>
          <table:table-cell office:value-type="float" office:value="95.945" calcext:value-type="float">
            <text:p>95.945</text:p>
          </table:table-cell>
          <table:table-cell office:value-type="float" office:value="96.15" calcext:value-type="float">
            <text:p>96.15</text:p>
          </table:table-cell>
          <table:table-cell office:value-type="float" office:value="46.1" calcext:value-type="float">
            <text:p>46.1</text:p>
          </table:table-cell>
          <table:table-cell office:value-type="float" office:value="44" calcext:value-type="float">
            <text:p>44</text:p>
          </table:table-cell>
          <table:table-cell table:style-name="ce19" office:value-type="float" office:value="95.915" calcext:value-type="float">
            <text:p>95.915</text:p>
          </table:table-cell>
          <table:table-cell table:style-name="ce22" office:value-type="float" office:value="96.02" calcext:value-type="float">
            <text:p>96.02</text:p>
          </table:table-cell>
          <table:table-cell table:style-name="ce22" office:value-type="float" office:value="80.8" calcext:value-type="float">
            <text:p>80.8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58.1833333333333" calcext:value-type="float">
            <text:p>58.1833333333333</text:p>
          </table:table-cell>
          <table:table-cell table:style-name="ce19" office:value-type="float" office:value="59.5333333333333" calcext:value-type="float">
            <text:p>59.533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9.4" calcext:value-type="float">
            <text:p>39.4</text:p>
          </table:table-cell>
          <table:table-cell office:value-type="float" office:value="37.6" calcext:value-type="float">
            <text:p>37.6</text:p>
          </table:table-cell>
          <table:table-cell office:value-type="float" office:value="95.915" calcext:value-type="float">
            <text:p>95.915</text:p>
          </table:table-cell>
          <table:table-cell office:value-type="float" office:value="96.02" calcext:value-type="float">
            <text:p>96.02</text:p>
          </table:table-cell>
          <table:table-cell office:value-type="float" office:value="22" calcext:value-type="float">
            <text:p>22</text:p>
          </table:table-cell>
          <table:table-cell office:value-type="float" office:value="18.8" calcext:value-type="float">
            <text:p>18.8</text:p>
          </table:table-cell>
          <table:table-cell table:style-name="ce19" office:value-type="float" office:value="96.5533333333333" calcext:value-type="float">
            <text:p>96.5533333333333</text:p>
          </table:table-cell>
          <table:table-cell table:style-name="ce22" office:value-type="float" office:value="96.67" calcext:value-type="float">
            <text:p>96.67</text:p>
          </table:table-cell>
          <table:table-cell table:style-name="ce22" office:value-type="float" office:value="47.3" calcext:value-type="float">
            <text:p>47.3</text:p>
          </table:table-cell>
          <table:table-cell table:style-name="ce22" office:value-type="float" office:value="42.4" calcext:value-type="float">
            <text:p>42.4</text:p>
          </table:table-cell>
          <table:table-cell table:style-name="ce22" office:value-type="float" office:value="56.7846153846154" calcext:value-type="float">
            <text:p>56.7846153846154</text:p>
          </table:table-cell>
          <table:table-cell table:style-name="ce19" office:value-type="float" office:value="57.2" calcext:value-type="float">
            <text:p>57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27.4" calcext:value-type="float">
            <text:p>27.4</text:p>
          </table:table-cell>
          <table:table-cell office:value-type="float" office:value="26" calcext:value-type="float">
            <text:p>26</text:p>
          </table:table-cell>
          <table:table-cell office:value-type="float" office:value="96.5533333333333" calcext:value-type="float">
            <text:p>96.5533333333333</text:p>
          </table:table-cell>
          <table:table-cell office:value-type="float" office:value="96.67" calcext:value-type="float">
            <text:p>96.6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7.0766666666667" calcext:value-type="float">
            <text:p>97.0766666666667</text:p>
          </table:table-cell>
          <table:table-cell table:style-name="ce22" office:value-type="float" office:value="97.16" calcext:value-type="float">
            <text:p>97.16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52.3785714285714" calcext:value-type="float">
            <text:p>52.3785714285714</text:p>
          </table:table-cell>
          <table:table-cell table:style-name="ce19" office:value-type="float" office:value="52.6857142857143" calcext:value-type="float">
            <text:p>52.68571428571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0.2" calcext:value-type="float">
            <text:p>40.2</text:p>
          </table:table-cell>
          <table:table-cell office:value-type="float" office:value="41.2" calcext:value-type="float">
            <text:p>41.2</text:p>
          </table:table-cell>
          <table:table-cell office:value-type="float" office:value="97.0766666666667" calcext:value-type="float">
            <text:p>97.0766666666667</text:p>
          </table:table-cell>
          <table:table-cell office:value-type="float" office:value="97.16" calcext:value-type="float">
            <text:p>97.16</text:p>
          </table:table-cell>
          <table:table-cell office:value-type="float" office:value="48" calcext:value-type="float">
            <text:p>48</text:p>
          </table:table-cell>
          <table:table-cell office:value-type="float" office:value="45.6" calcext:value-type="float">
            <text:p>45.6</text:p>
          </table:table-cell>
          <table:table-cell table:style-name="ce20" office:value-type="float" office:value="96.8533333333333" calcext:value-type="float">
            <text:p>96.8533333333333</text:p>
          </table:table-cell>
          <table:table-cell table:style-name="ce22" office:value-type="float" office:value="97.03" calcext:value-type="float">
            <text:p>97.03</text:p>
          </table:table-cell>
          <table:table-cell table:style-name="ce22" office:value-type="float" office:value="63.6" calcext:value-type="float">
            <text:p>63.6</text:p>
          </table:table-cell>
          <table:table-cell table:style-name="ce22" office:value-type="float" office:value="62.8" calcext:value-type="float">
            <text:p>62.8</text:p>
          </table:table-cell>
          <table:table-cell table:style-name="ce22" office:value-type="float" office:value="53.0933333333333" calcext:value-type="float">
            <text:p>53.0933333333333</text:p>
          </table:table-cell>
          <table:table-cell table:style-name="ce20" office:value-type="float" office:value="53.3866666666667" calcext:value-type="float">
            <text:p>53.3866666666667</text:p>
          </table:table-cell>
        </table:table-row>
        <table:table-row table:style-name="ro1">
          <table:table-cell table:number-columns-repeated="7"/>
          <table:table-cell table:style-name="Default"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2.7" calcext:value-type="float">
            <text:p>42.7</text:p>
          </table:table-cell>
          <table:table-cell office:value-type="float" office:value="40" calcext:value-type="float">
            <text:p>4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2.7" calcext:value-type="float">
            <text:p>42.7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97.3716666666667" calcext:value-type="float">
            <text:p>97.3716666666667</text:p>
          </table:table-cell>
          <table:table-cell office:value-type="float" office:value="97.55" calcext:value-type="float">
            <text:p>97.55</text:p>
          </table:table-cell>
          <table:table-cell office:value-type="float" office:value="86.2" calcext:value-type="float">
            <text:p>86.2</text:p>
          </table:table-cell>
          <table:table-cell office:value-type="float" office:value="84.4" calcext:value-type="float">
            <text:p>84.4</text:p>
          </table:table-cell>
          <table:table-cell office:value-type="float" office:value="86.2" calcext:value-type="float">
            <text:p>86.2</text:p>
          </table:table-cell>
          <table:table-cell table:style-name="ce18" office:value-type="float" office:value="84.4" calcext:value-type="float">
            <text:p>84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32.5" calcext:value-type="float">
            <text:p>32.5</text:p>
          </table:table-cell>
          <table:table-cell office:value-type="float" office:value="31.2" calcext:value-type="float">
            <text:p>31.2</text:p>
          </table:table-cell>
          <table:table-cell office:value-type="float" office:value="97.3716666666667" calcext:value-type="float">
            <text:p>97.3716666666667</text:p>
          </table:table-cell>
          <table:table-cell office:value-type="float" office:value="97.55" calcext:value-type="float">
            <text:p>97.55</text:p>
          </table:table-cell>
          <table:table-cell office:value-type="float" office:value="12.5" calcext:value-type="float">
            <text:p>12.5</text:p>
          </table:table-cell>
          <table:table-cell office:value-type="float" office:value="12.4" calcext:value-type="float">
            <text:p>12.4</text:p>
          </table:table-cell>
          <table:table-cell office:value-type="float" office:value="97.29" calcext:value-type="float">
            <text:p>97.29</text:p>
          </table:table-cell>
          <table:table-cell office:value-type="float" office:value="97.46" calcext:value-type="float">
            <text:p>97.46</text:p>
          </table:table-cell>
          <table:table-cell office:value-type="float" office:value="79.9" calcext:value-type="float">
            <text:p>79.9</text:p>
          </table:table-cell>
          <table:table-cell office:value-type="float" office:value="78" calcext:value-type="float">
            <text:p>78</text:p>
          </table:table-cell>
          <table:table-cell office:value-type="float" office:value="76.15" calcext:value-type="float">
            <text:p>76.15</text:p>
          </table:table-cell>
          <table:table-cell office:value-type="float" office:value="73.4" calcext:value-type="float">
            <text:p>73.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7.1" calcext:value-type="float">
            <text:p>7.1</text:p>
          </table:table-cell>
          <table:table-cell office:value-type="float" office:value="9.2" calcext:value-type="float">
            <text:p>9.2</text:p>
          </table:table-cell>
          <table:table-cell office:value-type="float" office:value="97.29" calcext:value-type="float">
            <text:p>97.29</text:p>
          </table:table-cell>
          <table:table-cell office:value-type="float" office:value="97.46" calcext:value-type="float">
            <text:p>97.46</text:p>
          </table:table-cell>
          <table:table-cell office:value-type="float" office:value="23.1" calcext:value-type="float">
            <text:p>23.1</text:p>
          </table:table-cell>
          <table:table-cell office:value-type="float" office:value="25.6" calcext:value-type="float">
            <text:p>25.6</text:p>
          </table:table-cell>
          <table:table-cell office:value-type="float" office:value="91.0516666666667" calcext:value-type="float">
            <text:p>91.0516666666667</text:p>
          </table:table-cell>
          <table:table-cell office:value-type="float" office:value="91.09" calcext:value-type="float">
            <text:p>91.09</text:p>
          </table:table-cell>
          <table:table-cell office:value-type="float" office:value="86.5" calcext:value-type="float">
            <text:p>86.5</text:p>
          </table:table-cell>
          <table:table-cell office:value-type="float" office:value="87.6" calcext:value-type="float">
            <text:p>87.6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4.1" calcext:value-type="float">
            <text:p>44.1</text:p>
          </table:table-cell>
          <table:table-cell office:value-type="float" office:value="50" calcext:value-type="float">
            <text:p>50</text:p>
          </table:table-cell>
          <table:table-cell office:value-type="float" office:value="91.0516666666667" calcext:value-type="float">
            <text:p>91.0516666666667</text:p>
          </table:table-cell>
          <table:table-cell office:value-type="float" office:value="91.09" calcext:value-type="float">
            <text:p>91.09</text:p>
          </table:table-cell>
          <table:table-cell office:value-type="float" office:value="26.5" calcext:value-type="float">
            <text:p>26.5</text:p>
          </table:table-cell>
          <table:table-cell office:value-type="float" office:value="30.8" calcext:value-type="float">
            <text:p>30.8</text:p>
          </table:table-cell>
          <table:table-cell office:value-type="float" office:value="92.8566666666667" calcext:value-type="float">
            <text:p>92.8566666666667</text:p>
          </table:table-cell>
          <table:table-cell office:value-type="float" office:value="93.14" calcext:value-type="float">
            <text:p>93.14</text:p>
          </table:table-cell>
          <table:table-cell office:value-type="float" office:value="78.7" calcext:value-type="float">
            <text:p>78.7</text:p>
          </table:table-cell>
          <table:table-cell office:value-type="float" office:value="82.4" calcext:value-type="float">
            <text:p>82.4</text:p>
          </table:table-cell>
          <table:table-cell office:value-type="float" office:value="73.925" calcext:value-type="float">
            <text:p>73.925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2.6" calcext:value-type="float">
            <text:p>42.6</text:p>
          </table:table-cell>
          <table:table-cell office:value-type="float" office:value="40" calcext:value-type="float">
            <text:p>40</text:p>
          </table:table-cell>
          <table:table-cell office:value-type="float" office:value="92.8566666666667" calcext:value-type="float">
            <text:p>92.8566666666667</text:p>
          </table:table-cell>
          <table:table-cell office:value-type="float" office:value="93.14" calcext:value-type="float">
            <text:p>93.14</text:p>
          </table:table-cell>
          <table:table-cell office:value-type="float" office:value="22.5" calcext:value-type="float">
            <text:p>22.5</text:p>
          </table:table-cell>
          <table:table-cell office:value-type="float" office:value="25.2" calcext:value-type="float">
            <text:p>25.2</text:p>
          </table:table-cell>
          <table:table-cell office:value-type="float" office:value="94.7816666666667" calcext:value-type="float">
            <text:p>94.7816666666667</text:p>
          </table:table-cell>
          <table:table-cell office:value-type="float" office:value="94.88" calcext:value-type="float">
            <text:p>94.88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2.1" calcext:value-type="float">
            <text:p>62.1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29.3" calcext:value-type="float">
            <text:p>29.3</text:p>
          </table:table-cell>
          <table:table-cell office:value-type="float" office:value="30.8" calcext:value-type="float">
            <text:p>30.8</text:p>
          </table:table-cell>
          <table:table-cell office:value-type="float" office:value="94.7816666666667" calcext:value-type="float">
            <text:p>94.7816666666667</text:p>
          </table:table-cell>
          <table:table-cell office:value-type="float" office:value="94.88" calcext:value-type="float">
            <text:p>94.88</text:p>
          </table:table-cell>
          <table:table-cell office:value-type="float" office:value="38" calcext:value-type="float">
            <text:p>38</text:p>
          </table:table-cell>
          <table:table-cell office:value-type="float" office:value="39.6" calcext:value-type="float">
            <text:p>39.6</text:p>
          </table:table-cell>
          <table:table-cell office:value-type="float" office:value="90.8816666666667" calcext:value-type="float">
            <text:p>90.8816666666667</text:p>
          </table:table-cell>
          <table:table-cell office:value-type="float" office:value="90.85" calcext:value-type="float">
            <text:p>90.85</text:p>
          </table:table-cell>
          <table:table-cell office:value-type="float" office:value="79.4" calcext:value-type="float">
            <text:p>79.4</text:p>
          </table:table-cell>
          <table:table-cell office:value-type="float" office:value="80.8" calcext:value-type="float">
            <text:p>80.8</text:p>
          </table:table-cell>
          <table:table-cell office:value-type="float" office:value="56.1666666666667" calcext:value-type="float">
            <text:p>56.1666666666667</text:p>
          </table:table-cell>
          <table:table-cell office:value-type="float" office:value="57.3333333333333" calcext:value-type="float">
            <text:p>57.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5.5" calcext:value-type="float">
            <text:p>45.5</text:p>
          </table:table-cell>
          <table:table-cell office:value-type="float" office:value="44" calcext:value-type="float">
            <text:p>44</text:p>
          </table:table-cell>
          <table:table-cell office:value-type="float" office:value="90.8816666666667" calcext:value-type="float">
            <text:p>90.8816666666667</text:p>
          </table:table-cell>
          <table:table-cell office:value-type="float" office:value="90.85" calcext:value-type="float">
            <text:p>90.85</text:p>
          </table:table-cell>
          <table:table-cell office:value-type="float" office:value="12.2" calcext:value-type="float">
            <text:p>12.2</text:p>
          </table:table-cell>
          <table:table-cell office:value-type="float" office:value="14" calcext:value-type="float">
            <text:p>14</text:p>
          </table:table-cell>
          <table:table-cell office:value-type="float" office:value="96.44" calcext:value-type="float">
            <text:p>96.44</text:p>
          </table:table-cell>
          <table:table-cell office:value-type="float" office:value="96.54" calcext:value-type="float">
            <text:p>96.54</text:p>
          </table:table-cell>
          <table:table-cell office:value-type="float" office:value="53.4" calcext:value-type="float">
            <text:p>53.4</text:p>
          </table:table-cell>
          <table:table-cell office:value-type="float" office:value="53.2" calcext:value-type="float">
            <text:p>53.2</text:p>
          </table:table-cell>
          <table:table-cell office:value-type="float" office:value="54.3285714285714" calcext:value-type="float">
            <text:p>54.3285714285714</text:p>
          </table:table-cell>
          <table:table-cell office:value-type="float" office:value="55.1428571428571" calcext:value-type="float">
            <text:p>55.1428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34.4" calcext:value-type="float">
            <text:p>34.4</text:p>
          </table:table-cell>
          <table:table-cell office:value-type="float" office:value="32.8" calcext:value-type="float">
            <text:p>32.8</text:p>
          </table:table-cell>
          <table:table-cell office:value-type="float" office:value="96.44" calcext:value-type="float">
            <text:p>96.44</text:p>
          </table:table-cell>
          <table:table-cell office:value-type="float" office:value="96.54" calcext:value-type="float">
            <text:p>96.54</text:p>
          </table:table-cell>
          <table:table-cell office:value-type="float" office:value="44.2" calcext:value-type="float">
            <text:p>44.2</text:p>
          </table:table-cell>
          <table:table-cell office:value-type="float" office:value="45.2" calcext:value-type="float">
            <text:p>45.2</text:p>
          </table:table-cell>
          <table:table-cell office:value-type="float" office:value="95.3833333333333" calcext:value-type="float">
            <text:p>95.3833333333333</text:p>
          </table:table-cell>
          <table:table-cell office:value-type="float" office:value="95.37" calcext:value-type="float">
            <text:p>95.37</text:p>
          </table:table-cell>
          <table:table-cell office:value-type="float" office:value="69.4" calcext:value-type="float">
            <text:p>69.4</text:p>
          </table:table-cell>
          <table:table-cell office:value-type="float" office:value="71.6" calcext:value-type="float">
            <text:p>71.6</text:p>
          </table:table-cell>
          <table:table-cell office:value-type="float" office:value="58.05" calcext:value-type="float">
            <text:p>58.05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38.9" calcext:value-type="float">
            <text:p>38.9</text:p>
          </table:table-cell>
          <table:table-cell office:value-type="float" office:value="35.2" calcext:value-type="float">
            <text:p>35.2</text:p>
          </table:table-cell>
          <table:table-cell office:value-type="float" office:value="95.3833333333333" calcext:value-type="float">
            <text:p>95.3833333333333</text:p>
          </table:table-cell>
          <table:table-cell office:value-type="float" office:value="95.37" calcext:value-type="float">
            <text:p>95.37</text:p>
          </table:table-cell>
          <table:table-cell office:value-type="float" office:value="10.5" calcext:value-type="float">
            <text:p>10.5</text:p>
          </table:table-cell>
          <table:table-cell office:value-type="float" office:value="9.6" calcext:value-type="float">
            <text:p>9.6</text:p>
          </table:table-cell>
          <table:table-cell office:value-type="float" office:value="97.1533333333333" calcext:value-type="float">
            <text:p>97.1533333333333</text:p>
          </table:table-cell>
          <table:table-cell office:value-type="float" office:value="97.16" calcext:value-type="float">
            <text:p>97.16</text:p>
          </table:table-cell>
          <table:table-cell office:value-type="float" office:value="45.7" calcext:value-type="float">
            <text:p>45.7</text:p>
          </table:table-cell>
          <table:table-cell office:value-type="float" office:value="42.8" calcext:value-type="float">
            <text:p>42.8</text:p>
          </table:table-cell>
          <table:table-cell office:value-type="float" office:value="53.4666666666667" calcext:value-type="float">
            <text:p>53.4666666666667</text:p>
          </table:table-cell>
          <table:table-cell office:value-type="float" office:value="54.6666666666667" calcext:value-type="float">
            <text:p>54.66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1.1" calcext:value-type="float">
            <text:p>41.1</text:p>
          </table:table-cell>
          <table:table-cell office:value-type="float" office:value="41.6" calcext:value-type="float">
            <text:p>41.6</text:p>
          </table:table-cell>
          <table:table-cell office:value-type="float" office:value="97.1533333333333" calcext:value-type="float">
            <text:p>97.1533333333333</text:p>
          </table:table-cell>
          <table:table-cell office:value-type="float" office:value="97.16" calcext:value-type="float">
            <text:p>97.16</text:p>
          </table:table-cell>
          <table:table-cell office:value-type="float" office:value="38.6" calcext:value-type="float">
            <text:p>38.6</text:p>
          </table:table-cell>
          <table:table-cell office:value-type="float" office:value="39.2" calcext:value-type="float">
            <text:p>39.2</text:p>
          </table:table-cell>
          <table:table-cell office:value-type="float" office:value="97.31" calcext:value-type="float">
            <text:p>97.31</text:p>
          </table:table-cell>
          <table:table-cell office:value-type="float" office:value="97.38" calcext:value-type="float">
            <text:p>97.38</text:p>
          </table:table-cell>
          <table:table-cell office:value-type="float" office:value="80" calcext:value-type="float">
            <text:p>80</text:p>
          </table:table-cell>
          <table:table-cell office:value-type="float" office:value="77.6" calcext:value-type="float">
            <text:p>77.6</text:p>
          </table:table-cell>
          <table:table-cell office:value-type="float" office:value="53.84" calcext:value-type="float">
            <text:p>53.84</text:p>
          </table:table-cell>
          <table:table-cell office:value-type="float" office:value="54.08" calcext:value-type="float">
            <text:p>54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6" calcext:value-type="float">
            <text:p>46</text:p>
          </table:table-cell>
          <table:table-cell office:value-type="float" office:value="48.8" calcext:value-type="float">
            <text:p>48.8</text:p>
          </table:table-cell>
          <table:table-cell office:value-type="float" office:value="97.31" calcext:value-type="float">
            <text:p>97.31</text:p>
          </table:table-cell>
          <table:table-cell office:value-type="float" office:value="97.38" calcext:value-type="float">
            <text:p>97.38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97.65" calcext:value-type="float">
            <text:p>97.65</text:p>
          </table:table-cell>
          <table:table-cell office:value-type="float" office:value="97.63" calcext:value-type="float">
            <text:p>97.63</text:p>
          </table:table-cell>
          <table:table-cell office:value-type="float" office:value="27.6" calcext:value-type="float">
            <text:p>27.6</text:p>
          </table:table-cell>
          <table:table-cell office:value-type="float" office:value="34" calcext:value-type="float">
            <text:p>34</text:p>
          </table:table-cell>
          <table:table-cell office:value-type="float" office:value="49.8181818181818" calcext:value-type="float">
            <text:p>49.8181818181818</text:p>
          </table:table-cell>
          <table:table-cell office:value-type="float" office:value="51.3818181818182" calcext:value-type="float">
            <text:p>51.38181818181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8.4" calcext:value-type="float">
            <text:p>48.4</text:p>
          </table:table-cell>
          <table:table-cell office:value-type="float" office:value="47.2" calcext:value-type="float">
            <text:p>47.2</text:p>
          </table:table-cell>
          <table:table-cell office:value-type="float" office:value="97.65" calcext:value-type="float">
            <text:p>97.65</text:p>
          </table:table-cell>
          <table:table-cell office:value-type="float" office:value="97.63" calcext:value-type="float">
            <text:p>97.63</text:p>
          </table:table-cell>
          <table:table-cell office:value-type="float" office:value="42.9" calcext:value-type="float">
            <text:p>42.9</text:p>
          </table:table-cell>
          <table:table-cell office:value-type="float" office:value="41.2" calcext:value-type="float">
            <text:p>41.2</text:p>
          </table:table-cell>
          <table:table-cell office:value-type="float" office:value="97.745" calcext:value-type="float">
            <text:p>97.745</text:p>
          </table:table-cell>
          <table:table-cell office:value-type="float" office:value="97.9" calcext:value-type="float">
            <text:p>97.9</text:p>
          </table:table-cell>
          <table:table-cell office:value-type="float" office:value="73.1" calcext:value-type="float">
            <text:p>73.1</text:p>
          </table:table-cell>
          <table:table-cell office:value-type="float" office:value="68" calcext:value-type="float">
            <text:p>68</text:p>
          </table:table-cell>
          <table:table-cell office:value-type="float" office:value="51.0333333333333" calcext:value-type="float">
            <text:p>51.0333333333333</text:p>
          </table:table-cell>
          <table:table-cell office:value-type="float" office:value="51.8666666666667" calcext:value-type="float">
            <text:p>51.8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1.6" calcext:value-type="float">
            <text:p>41.6</text:p>
          </table:table-cell>
          <table:table-cell office:value-type="float" office:value="40.4" calcext:value-type="float">
            <text:p>40.4</text:p>
          </table:table-cell>
          <table:table-cell office:value-type="float" office:value="97.745" calcext:value-type="float">
            <text:p>97.745</text:p>
          </table:table-cell>
          <table:table-cell office:value-type="float" office:value="97.9" calcext:value-type="float">
            <text:p>97.9</text:p>
          </table:table-cell>
          <table:table-cell office:value-type="float" office:value="26.1" calcext:value-type="float">
            <text:p>26.1</text:p>
          </table:table-cell>
          <table:table-cell office:value-type="float" office:value="23.2" calcext:value-type="float">
            <text:p>23.2</text:p>
          </table:table-cell>
          <table:table-cell office:value-type="float" office:value="97.99" calcext:value-type="float">
            <text:p>97.99</text:p>
          </table:table-cell>
          <table:table-cell office:value-type="float" office:value="98.08" calcext:value-type="float">
            <text:p>98.08</text:p>
          </table:table-cell>
          <table:table-cell office:value-type="float" office:value="43.9" calcext:value-type="float">
            <text:p>43.9</text:p>
          </table:table-cell>
          <table:table-cell office:value-type="float" office:value="42" calcext:value-type="float">
            <text:p>42</text:p>
          </table:table-cell>
          <table:table-cell office:value-type="float" office:value="50.1692307692308" calcext:value-type="float">
            <text:p>50.1692307692308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26.6" calcext:value-type="float">
            <text:p>26.6</text:p>
          </table:table-cell>
          <table:table-cell office:value-type="float" office:value="25.2" calcext:value-type="float">
            <text:p>25.2</text:p>
          </table:table-cell>
          <table:table-cell office:value-type="float" office:value="97.99" calcext:value-type="float">
            <text:p>97.99</text:p>
          </table:table-cell>
          <table:table-cell office:value-type="float" office:value="98.08" calcext:value-type="float">
            <text:p>98.08</text:p>
          </table:table-cell>
          <table:table-cell office:value-type="float" office:value="9.9" calcext:value-type="float">
            <text:p>9.9</text:p>
          </table:table-cell>
          <table:table-cell office:value-type="float" office:value="6.8" calcext:value-type="float">
            <text:p>6.8</text:p>
          </table:table-cell>
          <table:table-cell office:value-type="float" office:value="98.0666666666667" calcext:value-type="float">
            <text:p>98.0666666666667</text:p>
          </table:table-cell>
          <table:table-cell office:value-type="float" office:value="98.12" calcext:value-type="float">
            <text:p>98.12</text:p>
          </table:table-cell>
          <table:table-cell office:value-type="float" office:value="23.7" calcext:value-type="float">
            <text:p>23.7</text:p>
          </table:table-cell>
          <table:table-cell office:value-type="float" office:value="19.6" calcext:value-type="float">
            <text:p>19.6</text:p>
          </table:table-cell>
          <table:table-cell office:value-type="float" office:value="46.8071428571429" calcext:value-type="float">
            <text:p>46.8071428571429</text:p>
          </table:table-cell>
          <table:table-cell office:value-type="float" office:value="46.8571428571429" calcext:value-type="float">
            <text:p>46.85714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37.9" calcext:value-type="float">
            <text:p>37.9</text:p>
          </table:table-cell>
          <table:table-cell office:value-type="float" office:value="38.8" calcext:value-type="float">
            <text:p>38.8</text:p>
          </table:table-cell>
          <table:table-cell office:value-type="float" office:value="98.0666666666667" calcext:value-type="float">
            <text:p>98.0666666666667</text:p>
          </table:table-cell>
          <table:table-cell office:value-type="float" office:value="98.12" calcext:value-type="float">
            <text:p>98.12</text:p>
          </table:table-cell>
          <table:table-cell office:value-type="float" office:value="45.2" calcext:value-type="float">
            <text:p>45.2</text:p>
          </table:table-cell>
          <table:table-cell office:value-type="float" office:value="44.4" calcext:value-type="float">
            <text:p>44.4</text:p>
          </table:table-cell>
          <table:table-cell table:style-name="ce16" office:value-type="float" office:value="98.0283333333333" calcext:value-type="float">
            <text:p>98.0283333333333</text:p>
          </table:table-cell>
          <table:table-cell office:value-type="float" office:value="98.1" calcext:value-type="float">
            <text:p>98.1</text:p>
          </table:table-cell>
          <table:table-cell office:value-type="float" office:value="57" calcext:value-type="float">
            <text:p>57</text:p>
          </table:table-cell>
          <table:table-cell office:value-type="float" office:value="56.8" calcext:value-type="float">
            <text:p>56.8</text:p>
          </table:table-cell>
          <table:table-cell office:value-type="float" office:value="47.6066666666667" calcext:value-type="float">
            <text:p>47.6066666666667</text:p>
          </table:table-cell>
          <table:table-cell table:style-name="ce16" office:value-type="float" office:value="48" calcext:value-type="float">
            <text:p>48</text:p>
          </table:table-cell>
        </table:table-row>
        <table:table-row table:style-name="ro1" table:number-rows-repeated="9">
          <table:table-cell table:number-columns-repeated="7"/>
          <table:table-cell table:style-name="Default"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6:36:24.404092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16:23:35.954060459</meta:creation-date>
    <meta:generator>LibreOffice/6.4.7.2$Linux_X86_64 LibreOffice_project/40$Build-2</meta:generator>
    <dc:date>2021-09-02T16:04:37.603009938</dc:date>
    <meta:editing-duration>P1DT7H56M35S</meta:editing-duration>
    <meta:editing-cycles>20</meta:editing-cycles>
    <meta:document-statistic meta:table-count="5" meta:cell-count="3326" meta:object-count="4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14cm" svg:y="0.316cm" chart:style-name="ch2">
          <text:p>Results 1 (lr=0.01) data_size_retraining = 60000</text:p>
        </chart:title>
        <chart:legend chart:legend-position="end" svg:x="12.458cm" svg:y="3.955cm" style:legend-expansion="high" chart:style-name="ch3"/>
        <chart:plot-area chart:style-name="ch4" table:cell-range-address="Sheet1.B2:Sheet1.B21 Sheet1.D1:Sheet1.E21" chart:data-source-has-labels="both" svg:x="0.319cm" svg:y="1.275cm" svg:width="11.82cm" svg:height="7.551cm">
          <chartooo:coordinate-region svg:x="0.94cm" svg:y="1.474cm" svg:width="10.827cm" svg:height="6.705cm"/>
          <chart:axis chart:dimension="x" chart:name="primary-x" chart:style-name="ch5" chartooo:axis-type="auto">
            <chartooo:date-scale/>
            <chart:categories table:cell-range-address="Sheet1.B2:Sheet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label-cell-address="Sheet1.D1:Sheet1.D1" chart:class="chart:line">
            <chart:data-point chart:repeated="20"/>
          </chart:series>
          <chart:series chart:style-name="ch8" chart:values-cell-range-address="Sheet1.E2:Sheet1.E21" chart:label-cell-address="Sheet1.E1:Sheet1.E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old_task</text:p>
                <draw:g>
                  <svg:desc>Sheet1.D1:Sheet1.D1</svg:desc>
                </draw:g>
              </table:table-cell>
              <table:table-cell office:value-type="string">
                <text:p>acc_new_task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21</svg:desc>
                </draw:g>
              </table:table-cell>
              <table:table-cell office:value-type="float" office:value="21.44">
                <text:p>21.44</text:p>
                <draw:g>
                  <svg:desc>Sheet1.D2:Sheet1.D21</svg:desc>
                </draw:g>
              </table:table-cell>
              <table:table-cell office:value-type="float" office:value="92.27">
                <text:p>92.27</text:p>
                <draw:g>
                  <svg:desc>Sheet1.E2:Sheet1.E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5.51">
                <text:p>75.51</text:p>
              </table:table-cell>
              <table:table-cell office:value-type="float" office:value="89.95">
                <text:p>89.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4.88">
                <text:p>84.88</text:p>
              </table:table-cell>
              <table:table-cell office:value-type="float" office:value="88.69">
                <text:p>88.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3.96">
                <text:p>83.96</text:p>
              </table:table-cell>
              <table:table-cell office:value-type="float" office:value="87.87">
                <text:p>87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6.1">
                <text:p>86.1</text:p>
              </table:table-cell>
              <table:table-cell office:value-type="float" office:value="87.52">
                <text:p>87.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6.17">
                <text:p>86.17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8.9">
                <text:p>88.9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.27">
                <text:p>87.27</text:p>
              </table:table-cell>
              <table:table-cell office:value-type="float" office:value="86.18">
                <text:p>86.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.98">
                <text:p>85.98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6.76">
                <text:p>86.76</text:p>
              </table:table-cell>
              <table:table-cell office:value-type="float" office:value="84.58">
                <text:p>84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3.32">
                <text:p>83.32</text:p>
              </table:table-cell>
              <table:table-cell office:value-type="float" office:value="84.38">
                <text:p>84.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.74">
                <text:p>82.74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174cm" svg:height="12.908cm" xlink:href=".." xlink:type="simple" chart:class="chart:line" chart:style-name="ch1">
        <chart:title svg:x="10.948cm" svg:y="0.394cm" chart:style-name="ch2">
          <text:p>retraining dataset size = 60000</text:p>
        </chart:title>
        <chart:legend chart:legend-position="end" svg:x="18.469cm" svg:y="3.221cm" style:legend-expansion="high" chart:style-name="ch3"/>
        <chart:plot-area chart:style-name="ch4" table:cell-range-address="Sheet2.B13:Sheet2.B21 Sheet2.J2:Sheet2.J10 Sheet2.J13:Sheet2.J21 Sheet2.J24:Sheet2.J32 Sheet2.J35:Sheet2.J43 Sheet2.J69:Sheet2.J77 Sheet2.J80:Sheet2.J88 Sheet2.J114:Sheet2.J122 Sheet2.J125:Sheet2.J133" chart:data-source-has-labels="both" svg:x="1.574cm" svg:y="1.431cm" svg:width="16.332cm" svg:height="10.238cm">
          <chartooo:coordinate-region svg:x="2.195cm" svg:y="1.63cm" svg:width="15.06cm" svg:height="9.392cm"/>
          <chart:axis chart:dimension="x" chart:name="primary-x" chart:style-name="ch5" chartooo:axis-type="auto">
            <chartooo:date-scale/>
            <chart:title svg:x="7.817cm" svg:y="11.927cm" chart:style-name="ch6">
              <text:p>Initial training dataset size</text:p>
            </chart:title>
            <chart:categories table:cell-range-address="Sheet2.B13:Sheet2.B21"/>
          </chart:axis>
          <chart:axis chart:dimension="y" chart:name="primary-y" chart:style-name="ch5">
            <chart:title svg:x="0.451cm" svg:y="7.824cm" chart:style-name="ch7">
              <text:p>Performance (%)</text:p>
            </chart:title>
            <chart:grid chart:style-name="ch8" chart:class="major"/>
          </chart:axis>
          <chart:series chart:style-name="ch9" chart:values-cell-range-address="Sheet2.J2:Sheet2.J10" loext:label-string="training_on_task_1_evaluation_on_task_1_tests" chart:class="chart:line">
            <chart:data-point chart:repeated="9"/>
          </chart:series>
          <chart:series chart:style-name="ch10" chart:values-cell-range-address="Sheet2.J13:Sheet2.J21" loext:label-string="training_on_task_1_evaluation_on_task_2_tests" chart:class="chart:line">
            <chart:data-point chart:repeated="9"/>
          </chart:series>
          <chart:series chart:style-name="ch11" chart:values-cell-range-address="Sheet2.J24:Sheet2.J32" loext:label-string="lambda_1_retraining_on_task_2_evaluation_on_task_1_tests" chart:class="chart:line">
            <chart:data-point chart:repeated="9"/>
          </chart:series>
          <chart:series chart:style-name="ch12" chart:values-cell-range-address="Sheet2.J35:Sheet2.J43" loext:label-string="lambda_1_retraining_on_task_2_evaluation_on_task_2_tests" chart:class="chart:line">
            <chart:data-point chart:repeated="9"/>
          </chart:series>
          <chart:series chart:style-name="ch13" chart:values-cell-range-address="Sheet2.J69:Sheet2.J77" loext:label-string="lambda_0_retraining_on_task_2_evaluation_on_task_1_tests" chart:class="chart:line">
            <chart:data-point chart:repeated="9"/>
          </chart:series>
          <chart:series chart:style-name="ch14" chart:values-cell-range-address="Sheet2.J80:Sheet2.J88" loext:label-string="lambda_0_retraining_on_task_2_evaluation_on_task_2_tests" chart:class="chart:line">
            <chart:data-point chart:repeated="9"/>
          </chart:series>
          <chart:series chart:style-name="ch15" chart:values-cell-range-address="Sheet2.J114:Sheet2.J122" loext:label-string="lambda_2_retraining_on_task_2_evaluation_on_task_1_tests" chart:class="chart:line">
            <chart:data-point chart:repeated="9"/>
          </chart:series>
          <chart:series chart:style-name="ch16" chart:values-cell-range-address="Sheet2.J125:Sheet2.J133" loext:label-string="lambda_2_retraining_on_task_2_evaluation_on_task_2_tests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on_task_1_evaluation_on_task_1_tests</text:p>
              </table:table-cell>
              <table:table-cell office:value-type="string">
                <text:p>training_on_task_1_evaluation_on_task_2_tests</text:p>
              </table:table-cell>
              <table:table-cell office:value-type="string">
                <text:p>lambda_1_retraining_on_task_2_evaluation_on_task_1_tests</text:p>
              </table:table-cell>
              <table:table-cell office:value-type="string">
                <text:p>lambda_1_retraining_on_task_2_evaluation_on_task_2_tests</text:p>
              </table:table-cell>
              <table:table-cell office:value-type="string">
                <text:p>lambda_0_retraining_on_task_2_evaluation_on_task_1_tests</text:p>
              </table:table-cell>
              <table:table-cell office:value-type="string">
                <text:p>lambda_0_retraining_on_task_2_evaluation_on_task_2_tests</text:p>
              </table:table-cell>
              <table:table-cell office:value-type="string">
                <text:p>lambda_2_retraining_on_task_2_evaluation_on_task_1_tests</text:p>
              </table:table-cell>
              <table:table-cell office:value-type="string">
                <text:p>lambda_2_retraining_on_task_2_evaluation_on_task_2_tests</text:p>
              </table:table-cell>
            </table:table-row>
          </table:table-header-rows>
          <table:table-rows>
            <table:table-row>
              <table:table-cell office:value-type="float" office:value="12000">
                <text:p>12000</text:p>
                <draw:g>
                  <svg:desc>Sheet2.B13:Sheet2.B21</svg:desc>
                </draw:g>
              </table:table-cell>
              <table:table-cell office:value-type="float" office:value="95.12">
                <text:p>95.12</text:p>
                <draw:g>
                  <svg:desc>Sheet2.J2:Sheet2.J10</svg:desc>
                </draw:g>
              </table:table-cell>
              <table:table-cell office:value-type="float" office:value="5.58">
                <text:p>5.58</text:p>
                <draw:g>
                  <svg:desc>Sheet2.J13:Sheet2.J21</svg:desc>
                </draw:g>
              </table:table-cell>
              <table:table-cell office:value-type="float" office:value="41.29">
                <text:p>41.29</text:p>
                <draw:g>
                  <svg:desc>Sheet2.J24:Sheet2.J32</svg:desc>
                </draw:g>
              </table:table-cell>
              <table:table-cell office:value-type="float" office:value="91.66">
                <text:p>91.66</text:p>
                <draw:g>
                  <svg:desc>Sheet2.J35:Sheet2.J43</svg:desc>
                </draw:g>
              </table:table-cell>
              <table:table-cell office:value-type="float" office:value="18.15">
                <text:p>18.15</text:p>
                <draw:g>
                  <svg:desc>Sheet2.J69:Sheet2.J77</svg:desc>
                </draw:g>
              </table:table-cell>
              <table:table-cell office:value-type="float" office:value="92.52">
                <text:p>92.52</text:p>
                <draw:g>
                  <svg:desc>Sheet2.J80:Sheet2.J88</svg:desc>
                </draw:g>
              </table:table-cell>
              <table:table-cell office:value-type="float" office:value="55.03">
                <text:p>55.03</text:p>
                <draw:g>
                  <svg:desc>Sheet2.J114:Sheet2.J122</svg:desc>
                </draw:g>
              </table:table-cell>
              <table:table-cell office:value-type="float" office:value="90.97">
                <text:p>90.97</text:p>
                <draw:g>
                  <svg:desc>Sheet2.J125:Sheet2.J133</svg:desc>
                </draw:g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96.7">
                <text:p>96.7</text:p>
              </table:table-cell>
              <table:table-cell office:value-type="float" office:value="6.51">
                <text:p>6.51</text:p>
              </table:table-cell>
              <table:table-cell office:value-type="float" office:value="60.71">
                <text:p>60.71</text:p>
              </table:table-cell>
              <table:table-cell office:value-type="float" office:value="91.7">
                <text:p>91.7</text:p>
              </table:table-cell>
              <table:table-cell office:value-type="float" office:value="19.62">
                <text:p>19.62</text:p>
              </table:table-cell>
              <table:table-cell office:value-type="float" office:value="92.03">
                <text:p>92.03</text:p>
              </table:table-cell>
              <table:table-cell office:value-type="float" office:value="59.4">
                <text:p>59.4</text:p>
              </table:table-cell>
              <table:table-cell office:value-type="float" office:value="91.47">
                <text:p>91.4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96.96">
                <text:p>96.96</text:p>
              </table:table-cell>
              <table:table-cell office:value-type="float" office:value="7.7">
                <text:p>7.7</text:p>
              </table:table-cell>
              <table:table-cell office:value-type="float" office:value="41.26">
                <text:p>41.26</text:p>
              </table:table-cell>
              <table:table-cell office:value-type="float" office:value="91.11">
                <text:p>91.11</text:p>
              </table:table-cell>
              <table:table-cell office:value-type="float" office:value="13.29">
                <text:p>13.29</text:p>
              </table:table-cell>
              <table:table-cell office:value-type="float" office:value="91.51">
                <text:p>91.51</text:p>
              </table:table-cell>
              <table:table-cell office:value-type="float" office:value="37.66">
                <text:p>37.66</text:p>
              </table:table-cell>
              <table:table-cell office:value-type="float" office:value="90.73">
                <text:p>90.7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97.69">
                <text:p>97.69</text:p>
              </table:table-cell>
              <table:table-cell office:value-type="float" office:value="7.53">
                <text:p>7.53</text:p>
              </table:table-cell>
              <table:table-cell office:value-type="float" office:value="65.86">
                <text:p>65.86</text:p>
              </table:table-cell>
              <table:table-cell office:value-type="float" office:value="89.98">
                <text:p>89.98</text:p>
              </table:table-cell>
              <table:table-cell office:value-type="float" office:value="16.07">
                <text:p>16.07</text:p>
              </table:table-cell>
              <table:table-cell office:value-type="float" office:value="91.82">
                <text:p>91.82</text:p>
              </table:table-cell>
              <table:table-cell office:value-type="float" office:value="74.15">
                <text:p>74.1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97.64">
                <text:p>97.64</text:p>
              </table:table-cell>
              <table:table-cell office:value-type="float" office:value="7.62">
                <text:p>7.62</text:p>
              </table:table-cell>
              <table:table-cell office:value-type="float" office:value="59.76">
                <text:p>59.76</text:p>
              </table:table-cell>
              <table:table-cell office:value-type="float" office:value="91.63">
                <text:p>91.63</text:p>
              </table:table-cell>
              <table:table-cell office:value-type="float" office:value="12.76">
                <text:p>12.76</text:p>
              </table:table-cell>
              <table:table-cell office:value-type="float" office:value="91.9">
                <text:p>91.9</text:p>
              </table:table-cell>
              <table:table-cell office:value-type="float" office:value="83.18">
                <text:p>83.18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97.91">
                <text:p>97.91</text:p>
              </table:table-cell>
              <table:table-cell office:value-type="float" office:value="6.53">
                <text:p>6.53</text:p>
              </table:table-cell>
              <table:table-cell office:value-type="float" office:value="56.44">
                <text:p>56.44</text:p>
              </table:table-cell>
              <table:table-cell office:value-type="float" office:value="91.28">
                <text:p>91.28</text:p>
              </table:table-cell>
              <table:table-cell office:value-type="float" office:value="15.93">
                <text:p>15.93</text:p>
              </table:table-cell>
              <table:table-cell office:value-type="float" office:value="91.93">
                <text:p>91.93</text:p>
              </table:table-cell>
              <table:table-cell office:value-type="float" office:value="52.11">
                <text:p>52.11</text:p>
              </table:table-cell>
              <table:table-cell office:value-type="float" office:value="90.21">
                <text:p>90.2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97.88">
                <text:p>97.88</text:p>
              </table:table-cell>
              <table:table-cell office:value-type="float" office:value="6.56">
                <text:p>6.56</text:p>
              </table:table-cell>
              <table:table-cell office:value-type="float" office:value="65.09">
                <text:p>65.09</text:p>
              </table:table-cell>
              <table:table-cell office:value-type="float" office:value="88.98">
                <text:p>88.98</text:p>
              </table:table-cell>
              <table:table-cell office:value-type="float" office:value="27.28">
                <text:p>27.28</text:p>
              </table:table-cell>
              <table:table-cell office:value-type="float" office:value="91.87">
                <text:p>91.87</text:p>
              </table:table-cell>
              <table:table-cell office:value-type="float" office:value="79.29">
                <text:p>79.29</text:p>
              </table:table-cell>
              <table:table-cell office:value-type="float" office:value="89.09">
                <text:p>89.09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98.07">
                <text:p>98.07</text:p>
              </table:table-cell>
              <table:table-cell office:value-type="float" office:value="6.26">
                <text:p>6.26</text:p>
              </table:table-cell>
              <table:table-cell office:value-type="float" office:value="69.61">
                <text:p>69.61</text:p>
              </table:table-cell>
              <table:table-cell office:value-type="float" office:value="90.66">
                <text:p>90.66</text:p>
              </table:table-cell>
              <table:table-cell office:value-type="float" office:value="16.79">
                <text:p>16.79</text:p>
              </table:table-cell>
              <table:table-cell office:value-type="float" office:value="91.96">
                <text:p>91.96</text:p>
              </table:table-cell>
              <table:table-cell office:value-type="float" office:value="61.83">
                <text:p>61.83</text:p>
              </table:table-cell>
              <table:table-cell office:value-type="float" office:value="89.41">
                <text:p>89.4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8.1">
                <text:p>98.1</text:p>
              </table:table-cell>
              <table:table-cell office:value-type="float" office:value="7.3">
                <text:p>7.3</text:p>
              </table:table-cell>
              <table:table-cell office:value-type="float" office:value="74.77">
                <text:p>74.77</text:p>
              </table:table-cell>
              <table:table-cell office:value-type="float" office:value="89.21">
                <text:p>89.21</text:p>
              </table:table-cell>
              <table:table-cell office:value-type="float" office:value="13.4">
                <text:p>13.4</text:p>
              </table:table-cell>
              <table:table-cell office:value-type="float" office:value="92.79">
                <text:p>92.79</text:p>
              </table:table-cell>
              <table:table-cell office:value-type="float" office:value="81.77">
                <text:p>81.77</text:p>
              </table:table-cell>
              <table:table-cell office:value-type="float" office:value="88.3">
                <text:p>8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column-mapping="0" chart:style-name="ch1">
        <chart:title svg:x="3.074cm" svg:y="0.316cm" chart:style-name="ch2">
          <text:p>Result 5 (lr=0.001), data_size_retraining = 60000</text:p>
        </chart:title>
        <chart:legend chart:legend-position="end" svg:x="12.325cm" svg:y="3.954cm" style:legend-expansion="high" chart:style-name="ch3"/>
        <chart:plot-area chart:style-name="ch4" table:cell-range-address="Sheet1.AA2:Sheet1.AA22 Sheet1.AC1:Sheet1.AD21" chart:data-source-has-labels="both" svg:x="0.319cm" svg:y="1.275cm" svg:width="11.687cm" svg:height="7.55cm">
          <chartooo:coordinate-region svg:x="0.94cm" svg:y="1.474cm" svg:width="10.693cm" svg:height="6.704cm"/>
          <chart:axis chart:dimension="x" chart:name="primary-x" chart:style-name="ch5" chartooo:axis-type="auto">
            <chartooo:date-scale/>
            <chart:categories table:cell-range-address="Sheet1.AA2:Sheet1.A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C2:Sheet1.AC21" chart:label-cell-address="Sheet1.AC1:Sheet1.AC1" chart:class="chart:line">
            <chart:data-point chart:repeated="20"/>
          </chart:series>
          <chart:series chart:style-name="ch8" chart:values-cell-range-address="Sheet1.AD2:Sheet1.AD21" chart:label-cell-address="Sheet1.AD1:Sheet1.AD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cc_old_tasks</text:p>
                <draw:g>
                  <svg:desc>Sheet1.AC1:Sheet1.AC1</svg:desc>
                </draw:g>
              </table:table-cell>
              <table:table-cell office:value-type="string">
                <text:p> acc_new_task</text:p>
                <draw:g>
                  <svg:desc>Sheet1.AD1:Sheet1.A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A2:Sheet1.AA22</svg:desc>
                </draw:g>
              </table:table-cell>
              <table:table-cell office:value-type="float" office:value="73.98">
                <text:p>73.98</text:p>
                <draw:g>
                  <svg:desc>Sheet1.AC2:Sheet1.AC21</svg:desc>
                </draw:g>
              </table:table-cell>
              <table:table-cell office:value-type="float" office:value="83.83">
                <text:p>83.83</text:p>
                <draw:g>
                  <svg:desc>Sheet1.AD2:Sheet1.AD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.75">
                <text:p>94.75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5.54">
                <text:p>95.54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5.72">
                <text:p>95.72</text:p>
              </table:table-cell>
              <table:table-cell office:value-type="float" office:value="76.62">
                <text:p>76.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.89">
                <text:p>95.89</text:p>
              </table:table-cell>
              <table:table-cell office:value-type="float" office:value="75.39">
                <text:p>75.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.3">
                <text:p>96.3</text:p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.93">
                <text:p>95.93</text:p>
              </table:table-cell>
              <table:table-cell office:value-type="float" office:value="73.12">
                <text:p>73.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5.89">
                <text:p>95.89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.28">
                <text:p>96.28</text:p>
              </table:table-cell>
              <table:table-cell office:value-type="float" office:value="72.01">
                <text:p>72.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6.3">
                <text:p>96.3</text:p>
              </table:table-cell>
              <table:table-cell office:value-type="float" office:value="70.48">
                <text:p>70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.53">
                <text:p>96.53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6.44">
                <text:p>96.44</text:p>
              </table:table-cell>
              <table:table-cell office:value-type="float" office:value="68.22">
                <text:p>68.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.73">
                <text:p>96.73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6.43">
                <text:p>96.43</text:p>
              </table:table-cell>
              <table:table-cell office:value-type="float" office:value="67.17">
                <text:p>67.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6.95">
                <text:p>96.95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6.54">
                <text:p>96.54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.01">
                <text:p>97.01</text:p>
              </table:table-cell>
              <table:table-cell office:value-type="float" office:value="65.41">
                <text:p>65.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.1">
                <text:p>97.1</text:p>
              </table:table-cell>
              <table:table-cell office:value-type="float" office:value="64.62">
                <text:p>64.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7.13">
                <text:p>97.13</text:p>
              </table:table-cell>
              <table:table-cell office:value-type="float" office:value="64.18">
                <text:p>64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69cm" svg:y="0.316cm" chart:style-name="ch2">
          <text:p>Performance on original and accumilated datasets</text:p>
        </chart:title>
        <chart:legend chart:legend-position="end" svg:x="10.343cm" svg:y="2.458cm" style:legend-expansion="high" chart:style-name="ch3"/>
        <chart:plot-area chart:style-name="ch4" table:cell-range-address="Sheet5.U3:Sheet5.U12 Sheet5.Q3:Sheet5.Q12 Sheet5.U16:Sheet5.U25 Sheet5.Q16:Sheet5.Q25 Sheet5.U27:Sheet5.U36 Sheet5.Q27:Sheet5.Q36 Sheet5.U43:Sheet5.U52 Sheet5.Q43:Sheet5.Q52" chart:data-source-has-labels="row" svg:x="1.331cm" svg:y="1.275cm" svg:width="8.692cm" svg:height="6.564cm">
          <chartooo:coordinate-region svg:x="1.952cm" svg:y="1.474cm" svg:width="7.698cm" svg:height="5.718cm"/>
          <chart:axis chart:dimension="x" chart:name="primary-x" chart:style-name="ch5">
            <chart:title svg:x="3.807cm" svg:y="8.019cm" chart:style-name="ch6">
              <text:p>Accumilated instacnes ID</text:p>
            </chart:title>
          </chart:axis>
          <chart:axis chart:dimension="y" chart:name="primary-y" chart:style-name="ch5">
            <chart:title svg:x="0.451cm" svg:y="6.532cm" chart:style-name="ch7">
              <text:p>accurcacy on classification</text:p>
            </chart:title>
            <chart:grid chart:style-name="ch8" chart:class="major"/>
          </chart:axis>
          <chart:series chart:style-name="ch9" chart:values-cell-range-address="Sheet5.U3:Sheet5.U12" loext:label-string="newdata_lr0.01_ewc0" chart:class="chart:line">
            <chart:data-point chart:repeated="10"/>
          </chart:series>
          <chart:series chart:style-name="ch10" chart:values-cell-range-address="Sheet5.Q3:Sheet5.Q12" loext:label-string="originaldata_lr0.01_ewc0" chart:class="chart:line">
            <chart:data-point chart:repeated="10"/>
          </chart:series>
          <chart:series chart:style-name="ch11" chart:values-cell-range-address="Sheet5.U16:Sheet5.U25" loext:label-string="newdata_lr0.01_ewc10" chart:class="chart:line">
            <chart:data-point chart:repeated="10"/>
          </chart:series>
          <chart:series chart:style-name="ch12" chart:values-cell-range-address="Sheet5.Q16:Sheet5.Q25" loext:label-string="originaldata_lr0.01_ewc10" chart:class="chart:line">
            <chart:data-point chart:repeated="10"/>
          </chart:series>
          <chart:series chart:style-name="ch13" chart:values-cell-range-address="Sheet5.U27:Sheet5.U36" loext:label-string="newdata_lr0.0001_ewc0" chart:class="chart:line">
            <chart:data-point chart:repeated="10"/>
          </chart:series>
          <chart:series chart:style-name="ch14" chart:values-cell-range-address="Sheet5.Q27:Sheet5.Q36" loext:label-string="originaldata_lr0.0001_ewc0" chart:class="chart:line">
            <chart:data-point chart:repeated="10"/>
          </chart:series>
          <chart:series chart:style-name="ch15" chart:values-cell-range-address="Sheet5.U43:Sheet5.U52" loext:label-string="newdata_lr0.0001_ewc10" chart:class="chart:line">
            <chart:data-point chart:repeated="10"/>
          </chart:series>
          <chart:series chart:style-name="ch16" chart:values-cell-range-address="Sheet5.Q43:Sheet5.Q52" loext:label-string="originaldata_lr0.0001_ewc10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data_lr0.01_ewc0</text:p>
              </table:table-cell>
              <table:table-cell office:value-type="string">
                <text:p>originaldata_lr0.01_ewc0</text:p>
              </table:table-cell>
              <table:table-cell office:value-type="string">
                <text:p>newdata_lr0.01_ewc10</text:p>
              </table:table-cell>
              <table:table-cell office:value-type="string">
                <text:p>originaldata_lr0.01_ewc10</text:p>
              </table:table-cell>
              <table:table-cell office:value-type="string">
                <text:p>newdata_lr0.0001_ewc0</text:p>
              </table:table-cell>
              <table:table-cell office:value-type="string">
                <text:p>originaldata_lr0.0001_ewc0</text:p>
              </table:table-cell>
              <table:table-cell office:value-type="string">
                <text:p>newdata_lr0.0001_ewc10</text:p>
              </table:table-cell>
              <table:table-cell office:value-type="string">
                <text:p>originaldata_lr0.0001_ewc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5.U3:Sheet5.U12</svg:desc>
                </draw:g>
              </table:table-cell>
              <table:table-cell office:value-type="float" office:value="10.3">
                <text:p>10.3</text:p>
                <draw:g>
                  <svg:desc>Sheet5.Q3:Sheet5.Q12</svg:desc>
                </draw:g>
              </table:table-cell>
              <table:table-cell office:value-type="float" office:value="100">
                <text:p>100</text:p>
                <draw:g>
                  <svg:desc>Sheet5.U16:Sheet5.U25</svg:desc>
                </draw:g>
              </table:table-cell>
              <table:table-cell office:value-type="float" office:value="32.1">
                <text:p>32.1</text:p>
                <draw:g>
                  <svg:desc>Sheet5.Q16:Sheet5.Q25</svg:desc>
                </draw:g>
              </table:table-cell>
              <table:table-cell office:value-type="float" office:value="86.8">
                <text:p>86.8</text:p>
                <draw:g>
                  <svg:desc>Sheet5.U27:Sheet5.U36</svg:desc>
                </draw:g>
              </table:table-cell>
              <table:table-cell office:value-type="float" office:value="96.21">
                <text:p>96.21</text:p>
                <draw:g>
                  <svg:desc>Sheet5.Q27:Sheet5.Q36</svg:desc>
                </draw:g>
              </table:table-cell>
              <table:table-cell office:value-type="float" office:value="84.4">
                <text:p>84.4</text:p>
                <draw:g>
                  <svg:desc>Sheet5.U43:Sheet5.U52</svg:desc>
                </draw:g>
              </table:table-cell>
              <table:table-cell office:value-type="float" office:value="97.55">
                <text:p>97.55</text:p>
                <draw:g>
                  <svg:desc>Sheet5.Q43:Sheet5.Q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0.1">
                <text:p>20.1</text:p>
              </table:table-cell>
              <table:table-cell office:value-type="float" office:value="100">
                <text:p>100</text:p>
              </table:table-cell>
              <table:table-cell office:value-type="float" office:value="35.99">
                <text:p>35.99</text:p>
              </table:table-cell>
              <table:table-cell office:value-type="float" office:value="81.4">
                <text:p>81.4</text:p>
              </table:table-cell>
              <table:table-cell office:value-type="float" office:value="96">
                <text:p>96</text:p>
              </table:table-cell>
              <table:table-cell office:value-type="float" office:value="73.4">
                <text:p>73.4</text:p>
              </table:table-cell>
              <table:table-cell office:value-type="float" office:value="97.46">
                <text:p>97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7.3">
                <text:p>27.3</text:p>
              </table:table-cell>
              <table:table-cell office:value-type="float" office:value="99.7">
                <text:p>99.7</text:p>
              </table:table-cell>
              <table:table-cell office:value-type="float" office:value="56.8">
                <text:p>56.8</text:p>
              </table:table-cell>
              <table:table-cell office:value-type="float" office:value="85.8666666666667">
                <text:p>85.8666666666667</text:p>
              </table:table-cell>
              <table:table-cell office:value-type="float" office:value="82.12">
                <text:p>82.12</text:p>
              </table:table-cell>
              <table:table-cell office:value-type="float" office:value="81.6">
                <text:p>81.6</text:p>
              </table:table-cell>
              <table:table-cell office:value-type="float" office:value="91.09">
                <text:p>91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4.8">
                <text:p>34.8</text:p>
              </table:table-cell>
              <table:table-cell office:value-type="float" office:value="99.8">
                <text:p>99.8</text:p>
              </table:table-cell>
              <table:table-cell office:value-type="float" office:value="59.2">
                <text:p>59.2</text:p>
              </table:table-cell>
              <table:table-cell office:value-type="float" office:value="79">
                <text:p>79</text:p>
              </table:table-cell>
              <table:table-cell office:value-type="float" office:value="88.47">
                <text:p>88.47</text:p>
              </table:table-cell>
              <table:table-cell office:value-type="float" office:value="74.1">
                <text:p>74.1</text:p>
              </table:table-cell>
              <table:table-cell office:value-type="float" office:value="93.14">
                <text:p>93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96">
                <text:p>99.96</text:p>
              </table:table-cell>
              <table:table-cell office:value-type="float" office:value="30.6">
                <text:p>30.6</text:p>
              </table:table-cell>
              <table:table-cell office:value-type="float" office:value="99.6">
                <text:p>99.6</text:p>
              </table:table-cell>
              <table:table-cell office:value-type="float" office:value="55.6">
                <text:p>55.6</text:p>
              </table:table-cell>
              <table:table-cell office:value-type="float" office:value="71.04">
                <text:p>71.04</text:p>
              </table:table-cell>
              <table:table-cell office:value-type="float" office:value="91.63">
                <text:p>91.63</text:p>
              </table:table-cell>
              <table:table-cell office:value-type="float" office:value="64.56">
                <text:p>64.56</text:p>
              </table:table-cell>
              <table:table-cell office:value-type="float" office:value="94.88">
                <text:p>9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1.2">
                <text:p>41.2</text:p>
              </table:table-cell>
              <table:table-cell office:value-type="float" office:value="98.9">
                <text:p>98.9</text:p>
              </table:table-cell>
              <table:table-cell office:value-type="float" office:value="75.8">
                <text:p>75.8</text:p>
              </table:table-cell>
              <table:table-cell office:value-type="float" office:value="61.8">
                <text:p>61.8</text:p>
              </table:table-cell>
              <table:table-cell office:value-type="float" office:value="84.63">
                <text:p>84.63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90.85">
                <text:p>9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89">
                <text:p>99.89</text:p>
              </table:table-cell>
              <table:table-cell office:value-type="float" office:value="39.5">
                <text:p>39.5</text:p>
              </table:table-cell>
              <table:table-cell office:value-type="float" office:value="97.4">
                <text:p>97.4</text:p>
              </table:table-cell>
              <table:table-cell office:value-type="float" office:value="82.3">
                <text:p>82.3</text:p>
              </table:table-cell>
              <table:table-cell office:value-type="float" office:value="62">
                <text:p>62</text:p>
              </table:table-cell>
              <table:table-cell office:value-type="float" office:value="93.64">
                <text:p>93.64</text:p>
              </table:table-cell>
              <table:table-cell office:value-type="float" office:value="55.1428571428571">
                <text:p>55.1428571428571</text:p>
              </table:table-cell>
              <table:table-cell office:value-type="float" office:value="96.54">
                <text:p>96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9">
                <text:p>99.9</text:p>
              </table:table-cell>
              <table:table-cell office:value-type="float" office:value="42.96">
                <text:p>42.96</text:p>
              </table:table-cell>
              <table:table-cell office:value-type="float" office:value="97.6">
                <text:p>97.6</text:p>
              </table:table-cell>
              <table:table-cell office:value-type="float" office:value="85.1">
                <text:p>85.1</text:p>
              </table:table-cell>
              <table:table-cell office:value-type="float" office:value="66.9">
                <text:p>66.9</text:p>
              </table:table-cell>
              <table:table-cell office:value-type="float" office:value="91.79">
                <text:p>91.79</text:p>
              </table:table-cell>
              <table:table-cell office:value-type="float" office:value="59.8">
                <text:p>59.8</text:p>
              </table:table-cell>
              <table:table-cell office:value-type="float" office:value="95.37">
                <text:p>95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9">
                <text:p>99.9</text:p>
              </table:table-cell>
              <table:table-cell office:value-type="float" office:value="38.4">
                <text:p>38.4</text:p>
              </table:table-cell>
              <table:table-cell office:value-type="float" office:value="96.2">
                <text:p>96.2</text:p>
              </table:table-cell>
              <table:table-cell office:value-type="float" office:value="81.4">
                <text:p>81.4</text:p>
              </table:table-cell>
              <table:table-cell office:value-type="float" office:value="62.0444444444444">
                <text:p>62.0444444444444</text:p>
              </table:table-cell>
              <table:table-cell office:value-type="float" office:value="94.68">
                <text:p>94.68</text:p>
              </table:table-cell>
              <table:table-cell office:value-type="float" office:value="54.6666666666667">
                <text:p>54.6666666666667</text:p>
              </table:table-cell>
              <table:table-cell office:value-type="float" office:value="97.16">
                <text:p>97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6">
                <text:p>99.6</text:p>
              </table:table-cell>
              <table:table-cell office:value-type="float" office:value="40.8">
                <text:p>40.8</text:p>
              </table:table-cell>
              <table:table-cell office:value-type="float" office:value="96.2">
                <text:p>96.2</text:p>
              </table:table-cell>
              <table:table-cell office:value-type="float" office:value="89.98">
                <text:p>89.98</text:p>
              </table:table-cell>
              <table:table-cell office:value-type="float" office:value="63">
                <text:p>63</text:p>
              </table:table-cell>
              <table:table-cell office:value-type="float" office:value="95.39">
                <text:p>95.39</text:p>
              </table:table-cell>
              <table:table-cell office:value-type="float" office:value="54.08">
                <text:p>54.08</text:p>
              </table:table-cell>
              <table:table-cell office:value-type="float" office:value="97.38">
                <text:p>97.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